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7762da9040" style:family="table" style:master-page-name="ta-mp-0x7f7762da904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7762d95a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64.01pt" style:use-optimal-column-width="true"/>
    </style:style>
    <style:style style:name="ACOL-2" style:family="table-column">
      <style:table-column-properties style:column-width="128.10pt" style:use-optimal-column-width="true"/>
    </style:style>
    <style:style style:name="ACOL-3" style:family="table-column">
      <style:table-column-properties style:column-width="156.70pt" style:use-optimal-column-width="true"/>
    </style:style>
    <style:style style:name="ACOL-4" style:family="table-column">
      <style:table-column-properties style:column-width="150.49pt" style:use-optimal-column-width="true"/>
    </style:style>
    <style:style style:name="ACOL-5" style:family="table-column">
      <style:table-column-properties style:column-width="113.44pt" style:use-optimal-column-width="true"/>
    </style:style>
    <style:style style:name="ACOL-6" style:family="table-column">
      <style:table-column-properties style:column-width="82.50pt" style:use-optimal-column-width="false"/>
    </style:style>
    <style:style style:name="ACOL-7" style:family="table-column">
      <style:table-column-properties style:column-width="72.85pt" style:use-optimal-column-width="true"/>
    </style:style>
    <style:style style:name="ACOL-8" style:family="table-column">
      <style:table-column-properties style:column-width="96.75pt" style:use-optimal-column-width="true"/>
    </style:style>
    <style:style style:name="ACOL-9" style:family="table-column">
      <style:table-column-properties style:column-width="131.25pt" style:use-optimal-column-width="true"/>
    </style:style>
    <style:style style:name="ACOL-10" style:family="table-column">
      <style:table-column-properties style:column-width="82.26pt" style:use-optimal-column-width="true"/>
    </style:style>
    <style:style style:name="ACOL-11" style:family="table-column"/>
    <style:style style:name="AROW-1" style:family="table-row">
      <style:table-row-properties style:row-height="13.50pt" style:use-optimal-row-height="true"/>
    </style:style>
    <style:style style:name="AROW-2" style:family="table-row">
      <style:table-row-properties style:row-height="12.84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Tabelle1" table:style-name="ta-0x7f7762da904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6"/>
        <table:table-column table:style-name="ACOL-7"/>
        <table:table-column table:style-name="ACOL-8"/>
        <table:table-column table:style-name="ACOL-9"/>
        <table:table-column table:style-name="ACOL-8"/>
        <table:table-column table:style-name="ACOL-1" table:number-columns-repeated="2"/>
        <table:table-column table:style-name="ACOL-10"/>
        <table:table-column table:style-name="ACOL-1" table:number-columns-repeated="2"/>
        <table:table-column table:style-name="ACOL-0" table:number-columns-repeated="113"/>
        <table:table-row table:style-name="AROW-1">
          <table:table-cell table:style-name="Gnumeric-default" office:value-type="string">
            <text:p>i</text:p>
          </table:table-cell>
          <table:table-cell table:style-name="Gnumeric-default" office:value-type="string">
            <text:p>tan</text:p>
          </table:table-cell>
          <table:table-cell table:style-name="Gnumeric-default" office:value-type="string">
            <text:p>arctan</text:p>
          </table:table-cell>
          <table:table-cell table:style-name="Gnumeric-default" office:value-type="string">
            <text:p>scaled arctan</text:p>
          </table:table-cell>
          <table:table-cell table:style-name="Gnumeric-default" office:value-type="string">
            <text:p>rounded scale arctan</text:p>
          </table:table-cell>
          <table:table-cell table:number-columns-repeated="2" table:style-name="Gnumeric-default"/>
          <table:table-cell table:style-name="Gnumeric-default" office:value-type="string">
            <text:p>x (cos)</text:p>
          </table:table-cell>
          <table:table-cell table:style-name="Gnumeric-default" office:value-type="string">
            <text:p>y (sin)</text:p>
          </table:table-cell>
          <table:table-cell table:style-name="Gnumeric-default" office:value-type="string">
            <text:p>z (in rad)</text:p>
          </table:table-cell>
          <table:table-cell table:style-name="Gnumeric-default" office:value-type="string">
            <text:p>sigma</text:p>
          </table:table-cell>
          <table:table-cell table:number-columns-repeated="2" table:style-name="Gnumeric-default"/>
          <table:table-cell table:style-name="Gnumeric-default" office:value-type="string">
            <text:p>deg</text:p>
          </table:table-cell>
          <table:table-cell table:style-name="Gnumeric-default" office:value-type="string">
            <text:p>tan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table:formula="of:=POWER(2;-[.A2])" office:value-type="float" office:value="1">
            <text:p>1</text:p>
          </table:table-cell>
          <table:table-cell table:style-name="Gnumeric-default" table:formula="of:=ATAN([.B2])" office:value-type="float" office:value="0.785398163397448">
            <text:p>0,78539816339745</text:p>
          </table:table-cell>
          <table:table-cell table:style-name="Gnumeric-default" table:formula="of:=[.C2]*POWER(2;[.D47])" office:value-type="float" office:value="210828714.133157">
            <text:p>210828714,133157</text:p>
          </table:table-cell>
          <table:table-cell table:style-name="Gnumeric-default" table:formula="of:=ROUND([.D2];0)" office:value-type="float" office:value="210828714">
            <text:p>210828714</text:p>
          </table:table-cell>
          <table:table-cell table:number-columns-repeated="2" table:style-name="Gnumeric-default"/>
          <table:table-cell table:style-name="Gnumeric-default" table:formula="of:=1*[.D49]" office:value-type="float" office:value="0.607252935008881">
            <text:p>0,60725293500888</text:p>
          </table:table-cell>
          <table:table-cell table:style-name="Gnumeric-default" table:formula="of:=0*[.D49]" office:value-type="float" office:value="0">
            <text:p>0</text:p>
          </table:table-cell>
          <table:table-cell table:style-name="Gnumeric-default" table:formula="of:=PI()/3" office:value-type="float" office:value="1.0471975511966">
            <office:annotation>
              <text:p>15 deg in rad scaled by 28</text:p>
            </office:annotation>
            <text:p>1,0471975511966</text:p>
          </table:table-cell>
          <table:table-cell table:style-name="Gnumeric-default" table:formula="of:=IF([.J2]&lt;=0;-1;1)" office:value-type="float" office:value="1">
            <text:p>1</text:p>
          </table:table-cell>
          <table:table-cell table:number-columns-repeated="2" table:style-name="Gnumeric-default"/>
          <table:table-cell table:style-name="Gnumeric-default" table:formula="of:=PI()/4" office:value-type="float" office:value="0.785398163397448">
            <text:p>0,78539816</text:p>
          </table:table-cell>
          <table:table-cell table:style-name="Gnumeric-default" table:formula="of:=TAN([.N2])" office:value-type="float" office:value="1">
            <text:p>1</text:p>
          </table:table-cell>
          <table:table-cell table:number-columns-repeated="113" table:style-name="Gnumeric-default"/>
        </table:table-row>
        <table:table-row table:style-name="AROW-2">
          <table:table-cell table:style-name="Gnumeric-default" office:value-type="float" office:value="1">
            <text:p>1</text:p>
          </table:table-cell>
          <table:table-cell table:style-name="Gnumeric-default" table:formula="of:=POWER(2;-[.A3])" office:value-type="float" office:value="0.5">
            <text:p>0,5</text:p>
          </table:table-cell>
          <table:table-cell table:style-name="Gnumeric-default" table:formula="of:=ATAN([.B3])" office:value-type="float" office:value="0.463647609000806">
            <text:p>0,46364760900081</text:p>
          </table:table-cell>
          <table:table-cell table:style-name="Gnumeric-default" table:formula="of:=[.C3]*POWER(2;[.D47])" office:value-type="float" office:value="124459457.345441">
            <text:p>124459457,345441</text:p>
          </table:table-cell>
          <table:table-cell table:style-name="Gnumeric-default" table:formula="of:=ROUND([.D3];0)" office:value-type="float" office:value="124459457">
            <text:p>124459457</text:p>
          </table:table-cell>
          <table:table-cell table:number-columns-repeated="2" table:style-name="Gnumeric-default"/>
          <table:table-cell table:style-name="Gnumeric-default" table:formula="of:=[.H2]-([.K2]*[.O2]*[.I2])" office:value-type="float" office:value="0.607252935008881">
            <text:p>0,60725293500888</text:p>
          </table:table-cell>
          <table:table-cell table:style-name="Gnumeric-default" table:formula="of:=([.K2]*[.O2]*[.H2])+[.I2]" office:value-type="float" office:value="0.607252935008881">
            <text:p>0,60725293500888</text:p>
          </table:table-cell>
          <table:table-cell table:style-name="Gnumeric-default" table:formula="of:=[.J2]-([.K2]*[.N2])" office:value-type="float" office:value="0.261799387799149">
            <text:p>0,26179938779915</text:p>
          </table:table-cell>
          <table:table-cell table:style-name="Gnumeric-default" table:formula="of:=IF([.J3]&lt;=0;-1;1)" office:value-type="float" office:value="1">
            <text:p>1</text:p>
          </table:table-cell>
          <table:table-cell table:number-columns-repeated="2" table:style-name="Gnumeric-default"/>
          <table:table-cell table:style-name="Gnumeric-default" table:formula="of:=[.N2]/2" office:value-type="float" office:value="0.392699081698724">
            <text:p>0,39269908</text:p>
          </table:table-cell>
          <table:table-cell table:style-name="Gnumeric-default" table:formula="of:=TAN([.N3])" office:value-type="float" office:value="0.414213562373095">
            <text:p>0,41421356</text:p>
          </table:table-cell>
          <table:table-cell table:number-columns-repeated="113" table:style-name="Gnumeric-default"/>
        </table:table-row>
        <table:table-row table:style-name="AROW-2">
          <table:table-cell table:style-name="Gnumeric-default" office:value-type="float" office:value="2">
            <text:p>2</text:p>
          </table:table-cell>
          <table:table-cell table:style-name="Gnumeric-default" table:formula="of:=POWER(2;-[.A4])" office:value-type="float" office:value="0.25">
            <text:p>0,25</text:p>
          </table:table-cell>
          <table:table-cell table:style-name="Gnumeric-default" table:formula="of:=ATAN([.B4])" office:value-type="float" office:value="0.244978663126864">
            <text:p>0,24497866312686</text:p>
          </table:table-cell>
          <table:table-cell table:style-name="Gnumeric-default" table:formula="of:=[.C4]*POWER(2;[.D47])" office:value-type="float" office:value="65760959.1467302">
            <text:p>65760959,1467302</text:p>
          </table:table-cell>
          <table:table-cell table:style-name="Gnumeric-default" table:formula="of:=ROUND([.D4];0)" office:value-type="float" office:value="65760959">
            <text:p>65760959</text:p>
          </table:table-cell>
          <table:table-cell table:number-columns-repeated="2" table:style-name="Gnumeric-default"/>
          <table:table-cell table:style-name="Gnumeric-default" table:formula="of:=[.H3]-([.K3]*[.O3]*[.I3])" office:value-type="float" office:value="0.355720533537335">
            <text:p>0,35572053353734</text:p>
          </table:table-cell>
          <table:table-cell table:style-name="Gnumeric-default" table:formula="of:=([.K3]*[.O3]*[.H3])+[.I3]" office:value-type="float" office:value="0.858785336480427">
            <text:p>0,85878533648043</text:p>
          </table:table-cell>
          <table:table-cell table:style-name="Gnumeric-default" table:formula="of:=[.J3]-([.K3]*[.N3])" office:value-type="float" office:value="-0.130899693899575">
            <text:p>−0,130899693900</text:p>
          </table:table-cell>
          <table:table-cell table:style-name="Gnumeric-default" table:formula="of:=IF([.J4]&lt;=0;-1;1)" office:value-type="float" office:value="-1">
            <text:p>−1</text:p>
          </table:table-cell>
          <table:table-cell table:number-columns-repeated="2" table:style-name="Gnumeric-default"/>
          <table:table-cell table:style-name="Gnumeric-default" table:formula="of:=[.N3]/2" office:value-type="float" office:value="0.196349540849362">
            <text:p>0,19634954</text:p>
          </table:table-cell>
          <table:table-cell table:style-name="Gnumeric-default" table:formula="of:=TAN([.N4])" office:value-type="float" office:value="0.198912367379658">
            <text:p>0,19891237</text:p>
          </table:table-cell>
          <table:table-cell table:number-columns-repeated="113" table:style-name="Gnumeric-default"/>
        </table:table-row>
        <table:table-row table:style-name="AROW-2">
          <table:table-cell table:style-name="Gnumeric-default" office:value-type="float" office:value="3">
            <text:p>3</text:p>
          </table:table-cell>
          <table:table-cell table:style-name="Gnumeric-default" table:formula="of:=POWER(2;-[.A5])" office:value-type="float" office:value="0.125">
            <text:p>0,125</text:p>
          </table:table-cell>
          <table:table-cell table:style-name="Gnumeric-default" table:formula="of:=ATAN([.B5])" office:value-type="float" office:value="0.124354994546761">
            <text:p>0,12435499454676</text:p>
          </table:table-cell>
          <table:table-cell table:style-name="Gnumeric-default" table:formula="of:=[.C5]*POWER(2;[.D47])" office:value-type="float" office:value="33381289.6670374">
            <text:p>33381289,6670374</text:p>
          </table:table-cell>
          <table:table-cell table:style-name="Gnumeric-default" table:formula="of:=ROUND([.D5];0)" office:value-type="float" office:value="33381290">
            <text:p>33381290</text:p>
          </table:table-cell>
          <table:table-cell table:number-columns-repeated="2" table:style-name="Gnumeric-default"/>
          <table:table-cell table:style-name="Gnumeric-default" table:formula="of:=[.H4]-([.K4]*[.O4]*[.I4])" office:value-type="float" office:value="0.526543557887593">
            <text:p>0,52654355788759</text:p>
          </table:table-cell>
          <table:table-cell table:style-name="Gnumeric-default" table:formula="of:=([.K4]*[.O4]*[.H4])+[.I4]" office:value-type="float" office:value="0.788028123028961">
            <text:p>0,78802812302896</text:p>
          </table:table-cell>
          <table:table-cell table:style-name="Gnumeric-default" table:formula="of:=[.J4]-([.K4]*[.N4])" office:value-type="float" office:value="0.0654498469497873">
            <text:p>0,06544984694979</text:p>
          </table:table-cell>
          <table:table-cell table:style-name="Gnumeric-default" table:formula="of:=IF([.J5]&lt;=0;-1;1)" office:value-type="float" office:value="1">
            <text:p>1</text:p>
          </table:table-cell>
          <table:table-cell table:number-columns-repeated="2" table:style-name="Gnumeric-default"/>
          <table:table-cell table:style-name="Gnumeric-default" table:formula="of:=[.N4]/2" office:value-type="float" office:value="0.098174770424681">
            <text:p>0,09817477</text:p>
          </table:table-cell>
          <table:table-cell table:style-name="Gnumeric-default" table:formula="of:=TAN([.N5])" office:value-type="float" office:value="0.0984914033571642">
            <text:p>0,09849140</text:p>
          </table:table-cell>
          <table:table-cell table:number-columns-repeated="113" table:style-name="Gnumeric-default"/>
        </table:table-row>
        <table:table-row table:style-name="AROW-2">
          <table:table-cell table:style-name="Gnumeric-default" office:value-type="float" office:value="4">
            <text:p>4</text:p>
          </table:table-cell>
          <table:table-cell table:style-name="Gnumeric-default" table:formula="of:=POWER(2;-[.A6])" office:value-type="float" office:value="0.0625">
            <text:p>0,0625</text:p>
          </table:table-cell>
          <table:table-cell table:style-name="Gnumeric-default" table:formula="of:=ATAN([.B6])" office:value-type="float" office:value="0.0624188099959574">
            <text:p>0,06241880999596</text:p>
          </table:table-cell>
          <table:table-cell table:style-name="Gnumeric-default" table:formula="of:=[.C6]*POWER(2;[.D47])" office:value-type="float" office:value="16755421.7242422">
            <text:p>16755421,7242422</text:p>
          </table:table-cell>
          <table:table-cell table:style-name="Gnumeric-default" table:formula="of:=ROUND([.D6];0)" office:value-type="float" office:value="16755422">
            <text:p>16755422</text:p>
          </table:table-cell>
          <table:table-cell table:number-columns-repeated="2" table:style-name="Gnumeric-default"/>
          <table:table-cell table:style-name="Gnumeric-default" table:formula="of:=[.H5]-([.K5]*[.O5]*[.I5])" office:value-type="float" office:value="0.448929562165559">
            <text:p>0,44892956216556</text:p>
          </table:table-cell>
          <table:table-cell table:style-name="Gnumeric-default" table:formula="of:=([.K5]*[.O5]*[.H5])+[.I5]" office:value-type="float" office:value="0.839888136973984">
            <text:p>0,83988813697398</text:p>
          </table:table-cell>
          <table:table-cell table:style-name="Gnumeric-default" table:formula="of:=[.J5]-([.K5]*[.N5])" office:value-type="float" office:value="-0.0327249234748938">
            <text:p>−0,032724923475</text:p>
          </table:table-cell>
          <table:table-cell table:style-name="Gnumeric-default" table:formula="of:=IF([.J6]&lt;=0;-1;1)" office:value-type="float" office:value="-1">
            <text:p>−1</text:p>
          </table:table-cell>
          <table:table-cell table:number-columns-repeated="2" table:style-name="Gnumeric-default"/>
          <table:table-cell table:style-name="Gnumeric-default" table:formula="of:=[.N5]/2" office:value-type="float" office:value="0.0490873852123405">
            <text:p>0,04908739</text:p>
          </table:table-cell>
          <table:table-cell table:style-name="Gnumeric-default" table:formula="of:=TAN([.N6])" office:value-type="float" office:value="0.0491268497694673">
            <text:p>0,04912685</text:p>
          </table:table-cell>
          <table:table-cell table:number-columns-repeated="113" table:style-name="Gnumeric-default"/>
        </table:table-row>
        <table:table-row table:style-name="AROW-2">
          <table:table-cell table:style-name="Gnumeric-default" office:value-type="float" office:value="5">
            <text:p>5</text:p>
          </table:table-cell>
          <table:table-cell table:style-name="Gnumeric-default" table:formula="of:=POWER(2;-[.A7])" office:value-type="float" office:value="0.03125">
            <text:p>0,03125</text:p>
          </table:table-cell>
          <table:table-cell table:style-name="Gnumeric-default" table:formula="of:=ATAN([.B7])" office:value-type="float" office:value="0.0312398334302683">
            <text:p>0,03123983343027</text:p>
          </table:table-cell>
          <table:table-cell table:style-name="Gnumeric-default" table:formula="of:=[.C7]*POWER(2;[.D47])" office:value-type="float" office:value="8385878.93221811">
            <text:p>8385878,93221811</text:p>
          </table:table-cell>
          <table:table-cell table:style-name="Gnumeric-default" table:formula="of:=ROUND([.D7];0)" office:value-type="float" office:value="8385879">
            <text:p>8385879</text:p>
          </table:table-cell>
          <table:table-cell table:number-columns-repeated="2" table:style-name="Gnumeric-default"/>
          <table:table-cell table:style-name="Gnumeric-default" table:formula="of:=[.H6]-([.K6]*[.O6]*[.I6])" office:value-type="float" office:value="0.490190620493837">
            <text:p>0,49019062049384</text:p>
          </table:table-cell>
          <table:table-cell table:style-name="Gnumeric-default" table:formula="of:=([.K6]*[.O6]*[.H6])+[.I6]" office:value-type="float" office:value="0.817833641816404">
            <text:p>0,8178336418164</text:p>
          </table:table-cell>
          <table:table-cell table:style-name="Gnumeric-default" table:formula="of:=[.J6]-([.K6]*[.N6])" office:value-type="float" office:value="0.0163624617374468">
            <text:p>0,01636246173745</text:p>
          </table:table-cell>
          <table:table-cell table:style-name="Gnumeric-default" table:formula="of:=IF([.J7]&lt;=0;-1;1)" office:value-type="float" office:value="1">
            <text:p>1</text:p>
          </table:table-cell>
          <table:table-cell table:number-columns-repeated="2" table:style-name="Gnumeric-default"/>
          <table:table-cell table:style-name="Gnumeric-default" table:formula="of:=[.N6]/2" office:value-type="float" office:value="0.0245436926061703">
            <text:p>0,02454369</text:p>
          </table:table-cell>
          <table:table-cell table:style-name="Gnumeric-default" table:formula="of:=TAN([.N7])" office:value-type="float" office:value="0.0245486221089254">
            <text:p>0,02454862</text:p>
          </table:table-cell>
          <table:table-cell table:number-columns-repeated="113" table:style-name="Gnumeric-default"/>
        </table:table-row>
        <table:table-row table:style-name="AROW-2">
          <table:table-cell table:style-name="Gnumeric-default" office:value-type="float" office:value="6">
            <text:p>6</text:p>
          </table:table-cell>
          <table:table-cell table:style-name="Gnumeric-default" table:formula="of:=POWER(2;-[.A8])" office:value-type="float" office:value="0.015625">
            <text:p>0,015625</text:p>
          </table:table-cell>
          <table:table-cell table:style-name="Gnumeric-default" table:formula="of:=ATAN([.B8])" office:value-type="float" office:value="0.0156237286204768">
            <text:p>0,01562372862048</text:p>
          </table:table-cell>
          <table:table-cell table:style-name="Gnumeric-default" table:formula="of:=[.C8]*POWER(2;[.D47])" office:value-type="float" office:value="4193962.71665795">
            <text:p>4193962,71665795</text:p>
          </table:table-cell>
          <table:table-cell table:style-name="Gnumeric-default" table:formula="of:=ROUND([.D8];0)" office:value-type="float" office:value="4193963">
            <text:p>4193963</text:p>
          </table:table-cell>
          <table:table-cell table:number-columns-repeated="2" table:style-name="Gnumeric-default"/>
          <table:table-cell table:style-name="Gnumeric-default" table:formula="of:=[.H7]-([.K7]*[.O7]*[.I7])" office:value-type="float" office:value="0.47011393147292">
            <text:p>0,47011393147292</text:p>
          </table:table-cell>
          <table:table-cell table:style-name="Gnumeric-default" table:formula="of:=([.K7]*[.O7]*[.H7])+[.I7]" office:value-type="float" office:value="0.829867146120247">
            <text:p>0,82986714612025</text:p>
          </table:table-cell>
          <table:table-cell table:style-name="Gnumeric-default" table:formula="of:=[.J7]-([.K7]*[.N7])" office:value-type="float" office:value="-0.00818123086872349">
            <text:p>−0,008181230869</text:p>
          </table:table-cell>
          <table:table-cell table:style-name="Gnumeric-default" table:formula="of:=IF([.J8]&lt;=0;-1;1)" office:value-type="float" office:value="-1">
            <text:p>−1</text:p>
          </table:table-cell>
          <table:table-cell table:number-columns-repeated="2" table:style-name="Gnumeric-default"/>
          <table:table-cell table:style-name="Gnumeric-default" table:formula="of:=[.N7]/2" office:value-type="float" office:value="0.0122718463030851">
            <text:p>0,01227185</text:p>
          </table:table-cell>
          <table:table-cell table:style-name="Gnumeric-default" table:formula="of:=TAN([.N8])" office:value-type="float" office:value="0.0122724623795663">
            <text:p>0,01227246</text:p>
          </table:table-cell>
          <table:table-cell table:number-columns-repeated="113" table:style-name="Gnumeric-default"/>
        </table:table-row>
        <table:table-row table:style-name="AROW-2">
          <table:table-cell table:style-name="Gnumeric-default" office:value-type="float" office:value="7">
            <text:p>7</text:p>
          </table:table-cell>
          <table:table-cell table:style-name="Gnumeric-default" table:formula="of:=POWER(2;-[.A9])" office:value-type="float" office:value="0.0078125">
            <text:p>0,0078125</text:p>
          </table:table-cell>
          <table:table-cell table:style-name="Gnumeric-default" table:formula="of:=ATAN([.B9])" office:value-type="float" office:value="0.00781234106010111">
            <text:p>0,0078123410601</text:p>
          </table:table-cell>
          <table:table-cell table:style-name="Gnumeric-default" table:formula="of:=[.C9]*POWER(2;[.D47])" office:value-type="float" office:value="2097109.33489577">
            <text:p>2097109,33489577</text:p>
          </table:table-cell>
          <table:table-cell table:style-name="Gnumeric-default" table:formula="of:=ROUND([.D9];0)" office:value-type="float" office:value="2097109">
            <text:p>2097109</text:p>
          </table:table-cell>
          <table:table-cell table:number-columns-repeated="2" table:style-name="Gnumeric-default"/>
          <table:table-cell table:style-name="Gnumeric-default" table:formula="of:=[.H8]-([.K8]*[.O8]*[.I8])" office:value-type="float" office:value="0.480298444803719">
            <text:p>0,48029844480372</text:p>
          </table:table-cell>
          <table:table-cell table:style-name="Gnumeric-default" table:formula="of:=([.K8]*[.O8]*[.H8])+[.I8]" office:value-type="float" office:value="0.824097690582136">
            <text:p>0,82409769058214</text:p>
          </table:table-cell>
          <table:table-cell table:style-name="Gnumeric-default" table:formula="of:=[.J8]-([.K8]*[.N8])" office:value-type="float" office:value="0.00409061543436164">
            <text:p>0,00409061543436</text:p>
          </table:table-cell>
          <table:table-cell table:style-name="Gnumeric-default" table:formula="of:=IF([.J9]&lt;=0;-1;1)" office:value-type="float" office:value="1">
            <text:p>1</text:p>
          </table:table-cell>
          <table:table-cell table:number-columns-repeated="2" table:style-name="Gnumeric-default"/>
          <table:table-cell table:style-name="Gnumeric-default" table:formula="of:=[.N8]/2" office:value-type="float" office:value="0.00613592315154256">
            <text:p>0,00613592</text:p>
          </table:table-cell>
          <table:table-cell table:style-name="Gnumeric-default" table:formula="of:=TAN([.N9])" office:value-type="float" office:value="0.0061360001576234">
            <text:p>0,006136</text:p>
          </table:table-cell>
          <table:table-cell table:number-columns-repeated="113" table:style-name="Gnumeric-default"/>
        </table:table-row>
        <table:table-row table:style-name="AROW-2">
          <table:table-cell table:style-name="Gnumeric-default" office:value-type="float" office:value="8">
            <text:p>8</text:p>
          </table:table-cell>
          <table:table-cell table:style-name="Gnumeric-default" table:formula="of:=POWER(2;-[.A10])" office:value-type="float" office:value="0.00390625">
            <text:p>0,00390625</text:p>
          </table:table-cell>
          <table:table-cell table:style-name="Gnumeric-default" table:formula="of:=ATAN([.B10])" office:value-type="float" office:value="0.00390623013196697">
            <text:p>0,00390623013197</text:p>
          </table:table-cell>
          <table:table-cell table:style-name="Gnumeric-default" table:formula="of:=[.C10]*POWER(2;[.D47])" office:value-type="float" office:value="1048570.66671549">
            <text:p>1048570,66671549</text:p>
          </table:table-cell>
          <table:table-cell table:style-name="Gnumeric-default" table:formula="of:=ROUND([.D10];0)" office:value-type="float" office:value="1048571">
            <text:p>1048571</text:p>
          </table:table-cell>
          <table:table-cell table:number-columns-repeated="2" table:style-name="Gnumeric-default"/>
          <table:table-cell table:style-name="Gnumeric-default" table:formula="of:=[.H9]-([.K9]*[.O9]*[.I9])" office:value-type="float" office:value="0.47524178124441">
            <text:p>0,47524178124441</text:p>
          </table:table-cell>
          <table:table-cell table:style-name="Gnumeric-default" table:formula="of:=([.K9]*[.O9]*[.H9])+[.I9]" office:value-type="float" office:value="0.827044801915158">
            <text:p>0,82704480191516</text:p>
          </table:table-cell>
          <table:table-cell table:style-name="Gnumeric-default" table:formula="of:=[.J9]-([.K9]*[.N9])" office:value-type="float" office:value="-0.00204530771718093">
            <text:p>−0,002045307717</text:p>
          </table:table-cell>
          <table:table-cell table:style-name="Gnumeric-default" table:formula="of:=IF([.J10]&lt;=0;-1;1)" office:value-type="float" office:value="-1">
            <text:p>−1</text:p>
          </table:table-cell>
          <table:table-cell table:number-columns-repeated="2" table:style-name="Gnumeric-default"/>
          <table:table-cell table:style-name="Gnumeric-default" table:formula="of:=[.N9]/2" office:value-type="float" office:value="0.00306796157577128">
            <text:p>0,00306796</text:p>
          </table:table-cell>
          <table:table-cell table:style-name="Gnumeric-default" table:formula="of:=TAN([.N10])" office:value-type="float" office:value="0.00306797120142267">
            <text:p>0,00306797</text:p>
          </table:table-cell>
          <table:table-cell table:number-columns-repeated="113" table:style-name="Gnumeric-default"/>
        </table:table-row>
        <table:table-row table:style-name="AROW-2">
          <table:table-cell table:style-name="Gnumeric-default" office:value-type="float" office:value="9">
            <text:p>9</text:p>
          </table:table-cell>
          <table:table-cell table:style-name="Gnumeric-default" table:formula="of:=POWER(2;-[.A11])" office:value-type="float" office:value="0.001953125">
            <text:p>0,001953125</text:p>
          </table:table-cell>
          <table:table-cell table:style-name="Gnumeric-default" table:formula="of:=ATAN([.B11])" office:value-type="float" office:value="0.00195312251647882">
            <text:p>0,00195312251648</text:p>
          </table:table-cell>
          <table:table-cell table:style-name="Gnumeric-default" table:formula="of:=[.C11]*POWER(2;[.D47])" office:value-type="float" office:value="524287.333334859">
            <text:p>524287,333334859</text:p>
          </table:table-cell>
          <table:table-cell table:style-name="Gnumeric-default" table:formula="of:=ROUND([.D11];0)" office:value-type="float" office:value="524287">
            <text:p>524287</text:p>
          </table:table-cell>
          <table:table-cell table:number-columns-repeated="2" table:style-name="Gnumeric-default"/>
          <table:table-cell table:style-name="Gnumeric-default" table:formula="of:=[.H10]-([.K10]*[.O10]*[.I10])" office:value-type="float" office:value="0.477779130878972">
            <text:p>0,47777913087897</text:p>
          </table:table-cell>
          <table:table-cell table:style-name="Gnumeric-default" table:formula="of:=([.K10]*[.O10]*[.H10])+[.I10]" office:value-type="float" office:value="0.825586773816587">
            <text:p>0,82558677381659</text:p>
          </table:table-cell>
          <table:table-cell table:style-name="Gnumeric-default" table:formula="of:=[.J10]-([.K10]*[.N10])" office:value-type="float" office:value="0.00102265385859035">
            <text:p>0,00102265385859</text:p>
          </table:table-cell>
          <table:table-cell table:style-name="Gnumeric-default" table:formula="of:=IF([.J11]&lt;=0;-1;1)" office:value-type="float" office:value="1">
            <text:p>1</text:p>
          </table:table-cell>
          <table:table-cell table:number-columns-repeated="2" table:style-name="Gnumeric-default"/>
          <table:table-cell table:style-name="Gnumeric-default" table:formula="of:=[.N10]/2" office:value-type="float" office:value="0.00153398078788564">
            <text:p>0,00153398</text:p>
          </table:table-cell>
          <table:table-cell table:style-name="Gnumeric-default" table:formula="of:=TAN([.N11])" office:value-type="float" office:value="0.00153398199108867">
            <text:p>0,00153398</text:p>
          </table:table-cell>
          <table:table-cell table:number-columns-repeated="113" table:style-name="Gnumeric-default"/>
        </table:table-row>
        <table:table-row table:style-name="AROW-2">
          <table:table-cell table:style-name="Gnumeric-default" office:value-type="float" office:value="10">
            <text:p>10</text:p>
          </table:table-cell>
          <table:table-cell table:style-name="Gnumeric-default" table:formula="of:=POWER(2;-[.A12])" office:value-type="float" office:value="0.0009765625">
            <text:p>0,0009765625</text:p>
          </table:table-cell>
          <table:table-cell table:style-name="Gnumeric-default" table:formula="of:=ATAN([.B12])" office:value-type="float" office:value="0.000976562189559319">
            <text:p>0,00097656218956</text:p>
          </table:table-cell>
          <table:table-cell table:style-name="Gnumeric-default" table:formula="of:=[.C12]*POWER(2;[.D47])" office:value-type="float" office:value="262143.916666714">
            <text:p>262143,916666714</text:p>
          </table:table-cell>
          <table:table-cell table:style-name="Gnumeric-default" table:formula="of:=ROUND([.D12];0)" office:value-type="float" office:value="262144">
            <text:p>262144</text:p>
          </table:table-cell>
          <table:table-cell table:number-columns-repeated="2" table:style-name="Gnumeric-default"/>
          <table:table-cell table:style-name="Gnumeric-default" table:formula="of:=[.H11]-([.K11]*[.O11]*[.I11])" office:value-type="float" office:value="0.476512695635856">
            <text:p>0,47651269563586</text:p>
          </table:table-cell>
          <table:table-cell table:style-name="Gnumeric-default" table:formula="of:=([.K11]*[.O11]*[.H11])+[.I11]" office:value-type="float" office:value="0.826319678399073">
            <text:p>0,82631967839907</text:p>
          </table:table-cell>
          <table:table-cell table:style-name="Gnumeric-default" table:formula="of:=[.J11]-([.K11]*[.N11])" office:value-type="float" office:value="-0.000511326929295288">
            <text:p>−0,000511326929</text:p>
          </table:table-cell>
          <table:table-cell table:style-name="Gnumeric-default" table:formula="of:=IF([.J12]&lt;=0;-1;1)" office:value-type="float" office:value="-1">
            <text:p>−1</text:p>
          </table:table-cell>
          <table:table-cell table:number-columns-repeated="2" table:style-name="Gnumeric-default"/>
          <table:table-cell table:style-name="Gnumeric-default" table:formula="of:=[.N11]/2" office:value-type="float" office:value="0.000766990393942821">
            <text:p>0,00076699</text:p>
          </table:table-cell>
          <table:table-cell table:style-name="Gnumeric-default" table:formula="of:=TAN([.N12])" office:value-type="float" office:value="0.000766990544343093">
            <text:p>0,00076699</text:p>
          </table:table-cell>
          <table:table-cell table:number-columns-repeated="113" table:style-name="Gnumeric-default"/>
        </table:table-row>
        <table:table-row table:style-name="AROW-2">
          <table:table-cell table:style-name="Gnumeric-default" office:value-type="float" office:value="11">
            <text:p>11</text:p>
          </table:table-cell>
          <table:table-cell table:style-name="Gnumeric-default" table:formula="of:=POWER(2;-[.A13])" office:value-type="float" office:value="0.00048828125">
            <text:p>0,00048828125</text:p>
          </table:table-cell>
          <table:table-cell table:style-name="Gnumeric-default" table:formula="of:=ATAN([.B13])" office:value-type="float" office:value="0.000488281211194898">
            <text:p>0,00048828121119</text:p>
          </table:table-cell>
          <table:table-cell table:style-name="Gnumeric-default" table:formula="of:=[.C13]*POWER(2;[.D47])" office:value-type="float" office:value="131071.989583335">
            <text:p>131071,989583335</text:p>
          </table:table-cell>
          <table:table-cell table:style-name="Gnumeric-default" table:formula="of:=ROUND([.D13];0)" office:value-type="float" office:value="131072">
            <text:p>131072</text:p>
          </table:table-cell>
          <table:table-cell table:number-columns-repeated="2" table:style-name="Gnumeric-default"/>
          <table:table-cell table:style-name="Gnumeric-default" table:formula="of:=[.H12]-([.K12]*[.O12]*[.I12])" office:value-type="float" office:value="0.477146475015793">
            <text:p>0,47714647501579</text:p>
          </table:table-cell>
          <table:table-cell table:style-name="Gnumeric-default" table:formula="of:=([.K12]*[.O12]*[.H12])+[.I12]" office:value-type="float" office:value="0.825954197667261">
            <text:p>0,82595419766726</text:p>
          </table:table-cell>
          <table:table-cell table:style-name="Gnumeric-default" table:formula="of:=[.J12]-([.K12]*[.N12])" office:value-type="float" office:value="0.000255663464647533">
            <text:p>0,00025566346465</text:p>
          </table:table-cell>
          <table:table-cell table:style-name="Gnumeric-default" table:formula="of:=IF([.J13]&lt;=0;-1;1)" office:value-type="float" office:value="1">
            <text:p>1</text:p>
          </table:table-cell>
          <table:table-cell table:number-columns-repeated="2" table:style-name="Gnumeric-default"/>
          <table:table-cell table:style-name="Gnumeric-default" table:formula="of:=[.N12]/2" office:value-type="float" office:value="0.00038349519697141">
            <text:p>0,00038350</text:p>
          </table:table-cell>
          <table:table-cell table:style-name="Gnumeric-default" table:formula="of:=TAN([.N13])" office:value-type="float" office:value="0.000383495215771441">
            <text:p>0,00038350</text:p>
          </table:table-cell>
          <table:table-cell table:number-columns-repeated="113" table:style-name="Gnumeric-default"/>
        </table:table-row>
        <table:table-row table:style-name="AROW-2">
          <table:table-cell table:style-name="Gnumeric-default" office:value-type="float" office:value="12">
            <text:p>12</text:p>
          </table:table-cell>
          <table:table-cell table:style-name="Gnumeric-default" table:formula="of:=POWER(2;-[.A14])" office:value-type="float" office:value="0.000244140625">
            <text:p>0,000244140625</text:p>
          </table:table-cell>
          <table:table-cell table:style-name="Gnumeric-default" table:formula="of:=ATAN([.B14])" office:value-type="float" office:value="0.000244140620149362">
            <text:p>0,00024414062015</text:p>
          </table:table-cell>
          <table:table-cell table:style-name="Gnumeric-default" table:formula="of:=[.C14]*POWER(2;[.D47])" office:value-type="float" office:value="65535.9986979167">
            <text:p>65535,9986979167</text:p>
          </table:table-cell>
          <table:table-cell table:style-name="Gnumeric-default" table:formula="of:=ROUND([.D14];0)" office:value-type="float" office:value="65536">
            <text:p>65536</text:p>
          </table:table-cell>
          <table:table-cell table:number-columns-repeated="2" table:style-name="Gnumeric-default"/>
          <table:table-cell table:style-name="Gnumeric-default" table:formula="of:=[.H13]-([.K13]*[.O13]*[.I13])" office:value-type="float" office:value="0.476829725532541">
            <text:p>0,47682972553254</text:p>
          </table:table-cell>
          <table:table-cell table:style-name="Gnumeric-default" table:formula="of:=([.K13]*[.O13]*[.H13])+[.I13]" office:value-type="float" office:value="0.826137181057652">
            <text:p>0,82613718105765</text:p>
          </table:table-cell>
          <table:table-cell table:style-name="Gnumeric-default" table:formula="of:=[.J13]-([.K13]*[.N13])" office:value-type="float" office:value="-0.000127831732323877">
            <text:p>−0,000127831732</text:p>
          </table:table-cell>
          <table:table-cell table:style-name="Gnumeric-default" table:formula="of:=IF([.J14]&lt;=0;-1;1)" office:value-type="float" office:value="-1">
            <text:p>−1</text:p>
          </table:table-cell>
          <table:table-cell table:number-columns-repeated="2" table:style-name="Gnumeric-default"/>
          <table:table-cell table:style-name="Gnumeric-default" table:formula="of:=[.N13]/2" office:value-type="float" office:value="0.000191747598485705">
            <text:p>0,00019175</text:p>
          </table:table-cell>
          <table:table-cell table:style-name="Gnumeric-default" table:formula="of:=TAN([.N14])" office:value-type="float" office:value="0.000191747600835709">
            <text:p>0,00019175</text:p>
          </table:table-cell>
          <table:table-cell table:number-columns-repeated="113" table:style-name="Gnumeric-default"/>
        </table:table-row>
        <table:table-row table:style-name="AROW-2">
          <table:table-cell table:style-name="Gnumeric-default" office:value-type="float" office:value="13">
            <text:p>13</text:p>
          </table:table-cell>
          <table:table-cell table:style-name="Gnumeric-default" table:formula="of:=POWER(2;-[.A15])" office:value-type="float" office:value="0.0001220703125">
            <text:p>0,0001220703125</text:p>
          </table:table-cell>
          <table:table-cell table:style-name="Gnumeric-default" table:formula="of:=ATAN([.B15])" office:value-type="float" office:value="0.00012207031189367">
            <text:p>0,00012207031189</text:p>
          </table:table-cell>
          <table:table-cell table:style-name="Gnumeric-default" table:formula="of:=[.C15]*POWER(2;[.D47])" office:value-type="float" office:value="32767.9998372396">
            <text:p>32767,9998372396</text:p>
          </table:table-cell>
          <table:table-cell table:style-name="Gnumeric-default" table:formula="of:=ROUND([.D15];0)" office:value-type="float" office:value="32768">
            <text:p>32768</text:p>
          </table:table-cell>
          <table:table-cell table:number-columns-repeated="2" table:style-name="Gnumeric-default"/>
          <table:table-cell table:style-name="Gnumeric-default" table:formula="of:=[.H14]-([.K14]*[.O14]*[.I14])" office:value-type="float" office:value="0.47698813535497">
            <text:p>0,47698813535497</text:p>
          </table:table-cell>
          <table:table-cell table:style-name="Gnumeric-default" table:formula="of:=([.K14]*[.O14]*[.H14])+[.I14]" office:value-type="float" office:value="0.826045750101774">
            <text:p>0,82604575010177</text:p>
          </table:table-cell>
          <table:table-cell table:style-name="Gnumeric-default" table:formula="of:=[.J14]-([.K14]*[.N14])" office:value-type="float" office:value="6.39158661618277e-05">
            <text:p>6,391586616E−05</text:p>
          </table:table-cell>
          <table:table-cell table:style-name="Gnumeric-default" table:formula="of:=IF([.J15]&lt;=0;-1;1)" office:value-type="float" office:value="1">
            <text:p>1</text:p>
          </table:table-cell>
          <table:table-cell table:number-columns-repeated="2" table:style-name="Gnumeric-default"/>
          <table:table-cell table:style-name="Gnumeric-default" table:formula="of:=[.N14]/2" office:value-type="float" office:value="9.58737992428526e-05">
            <text:p>9,5874E−05</text:p>
          </table:table-cell>
          <table:table-cell table:style-name="Gnumeric-default" table:formula="of:=TAN([.N15])" office:value-type="float" office:value="9.5873799536603e-05">
            <text:p>9,5874E−05</text:p>
          </table:table-cell>
          <table:table-cell table:number-columns-repeated="113" table:style-name="Gnumeric-default"/>
        </table:table-row>
        <table:table-row table:style-name="AROW-2">
          <table:table-cell table:style-name="Gnumeric-default" office:value-type="float" office:value="14">
            <text:p>14</text:p>
          </table:table-cell>
          <table:table-cell table:style-name="Gnumeric-default" table:formula="of:=POWER(2;-[.A16])" office:value-type="float" office:value="6.103515625e-05">
            <text:p>6,103515625E−05</text:p>
          </table:table-cell>
          <table:table-cell table:style-name="Gnumeric-default" table:formula="of:=ATAN([.B16])" office:value-type="float" office:value="6.10351561742088e-05">
            <text:p>6,10351561742088E−05</text:p>
          </table:table-cell>
          <table:table-cell table:style-name="Gnumeric-default" table:formula="of:=[.C16]*POWER(2;[.D47])" office:value-type="float" office:value="16383.9999796549">
            <text:p>16383,9999796549</text:p>
          </table:table-cell>
          <table:table-cell table:style-name="Gnumeric-default" table:formula="of:=ROUND([.D16];0)" office:value-type="float" office:value="16384">
            <text:p>16384</text:p>
          </table:table-cell>
          <table:table-cell table:number-columns-repeated="2" table:style-name="Gnumeric-default"/>
          <table:table-cell table:style-name="Gnumeric-default" table:formula="of:=[.H15]-([.K15]*[.O15]*[.I15])" office:value-type="float" office:value="0.476908939210317">
            <text:p>0,47690893921032</text:p>
          </table:table-cell>
          <table:table-cell table:style-name="Gnumeric-default" table:formula="of:=([.K15]*[.O15]*[.H15])+[.I15]" office:value-type="float" office:value="0.826091480766644">
            <text:p>0,82609148076664</text:p>
          </table:table-cell>
          <table:table-cell table:style-name="Gnumeric-default" table:formula="of:=[.J15]-([.K15]*[.N15])" office:value-type="float" office:value="-3.19579330810249e-05">
            <text:p>−3,19579331E−05</text:p>
          </table:table-cell>
          <table:table-cell table:style-name="Gnumeric-default" table:formula="of:=IF([.J16]&lt;=0;-1;1)" office:value-type="float" office:value="-1">
            <text:p>−1</text:p>
          </table:table-cell>
          <table:table-cell table:number-columns-repeated="2" table:style-name="Gnumeric-default"/>
          <table:table-cell table:style-name="Gnumeric-default" table:formula="of:=[.N15]/2" office:value-type="float" office:value="4.79368996214263e-05">
            <text:p>4,7937E−05</text:p>
          </table:table-cell>
          <table:table-cell table:style-name="Gnumeric-default" table:formula="of:=TAN([.N16])" office:value-type="float" office:value="4.79368996581451e-05">
            <text:p>4,7937E−05</text:p>
          </table:table-cell>
          <table:table-cell table:number-columns-repeated="113" table:style-name="Gnumeric-default"/>
        </table:table-row>
        <table:table-row table:style-name="AROW-2">
          <table:table-cell table:style-name="Gnumeric-default" office:value-type="float" office:value="15">
            <text:p>15</text:p>
          </table:table-cell>
          <table:table-cell table:style-name="Gnumeric-default" table:formula="of:=POWER(2;-[.A17])" office:value-type="float" office:value="3.0517578125e-05">
            <text:p>3,0517578125E−05</text:p>
          </table:table-cell>
          <table:table-cell table:style-name="Gnumeric-default" table:formula="of:=ATAN([.B17])" office:value-type="float" office:value="3.05175781155261e-05">
            <text:p>3,05175781155261E−05</text:p>
          </table:table-cell>
          <table:table-cell table:style-name="Gnumeric-default" table:formula="of:=[.C17]*POWER(2;[.D47])" office:value-type="float" office:value="8191.99999745687">
            <text:p>8191,99999745687</text:p>
          </table:table-cell>
          <table:table-cell table:style-name="Gnumeric-default" table:formula="of:=ROUND([.D17];0)" office:value-type="float" office:value="8192">
            <text:p>8192</text:p>
          </table:table-cell>
          <table:table-cell table:number-columns-repeated="2" table:style-name="Gnumeric-default"/>
          <table:table-cell table:style-name="Gnumeric-default" table:formula="of:=[.H16]-([.K16]*[.O16]*[.I16])" office:value-type="float" office:value="0.476948539474739">
            <text:p>0,47694853947474</text:p>
          </table:table-cell>
          <table:table-cell table:style-name="Gnumeric-default" table:formula="of:=([.K16]*[.O16]*[.H16])+[.I16]" office:value-type="float" office:value="0.826068619230679">
            <text:p>0,82606861923068</text:p>
          </table:table-cell>
          <table:table-cell table:style-name="Gnumeric-default" table:formula="of:=[.J16]-([.K16]*[.N16])" office:value-type="float" office:value="1.59789665404014e-05">
            <text:p>1,597896654E−05</text:p>
          </table:table-cell>
          <table:table-cell table:style-name="Gnumeric-default" table:formula="of:=IF([.J17]&lt;=0;-1;1)" office:value-type="float" office:value="1">
            <text:p>1</text:p>
          </table:table-cell>
          <table:table-cell table:number-columns-repeated="2" table:style-name="Gnumeric-default"/>
          <table:table-cell table:style-name="Gnumeric-default" table:formula="of:=[.N16]/2" office:value-type="float" office:value="2.39684498107131e-05">
            <text:p>2,3968E−05</text:p>
          </table:table-cell>
          <table:table-cell table:style-name="Gnumeric-default" table:formula="of:=TAN([.N17])" office:value-type="float" office:value="2.3968449815303e-05">
            <text:p>2,3968E−05</text:p>
          </table:table-cell>
          <table:table-cell table:number-columns-repeated="113" table:style-name="Gnumeric-default"/>
        </table:table-row>
        <table:table-row table:style-name="AROW-2">
          <table:table-cell table:style-name="Gnumeric-default" office:value-type="float" office:value="16">
            <text:p>16</text:p>
          </table:table-cell>
          <table:table-cell table:style-name="Gnumeric-default" table:formula="of:=POWER(2;-[.A18])" office:value-type="float" office:value="1.52587890625e-05">
            <text:p>1,52587890625E−05</text:p>
          </table:table-cell>
          <table:table-cell table:style-name="Gnumeric-default" table:formula="of:=ATAN([.B18])" office:value-type="float" office:value="1.52587890613158e-05">
            <text:p>1,52587890613158E−05</text:p>
          </table:table-cell>
          <table:table-cell table:style-name="Gnumeric-default" table:formula="of:=[.C18]*POWER(2;[.D47])" office:value-type="float" office:value="4095.99999968211">
            <text:p>4095,99999968211</text:p>
          </table:table-cell>
          <table:table-cell table:style-name="Gnumeric-default" table:formula="of:=ROUND([.D18];0)" office:value-type="float" office:value="4096">
            <text:p>4096</text:p>
          </table:table-cell>
          <table:table-cell table:number-columns-repeated="2" table:style-name="Gnumeric-default"/>
          <table:table-cell table:style-name="Gnumeric-default" table:formula="of:=[.H17]-([.K17]*[.O17]*[.I17])" office:value-type="float" office:value="0.476928739890495">
            <text:p>0,47692873989049</text:p>
          </table:table-cell>
          <table:table-cell table:style-name="Gnumeric-default" table:formula="of:=([.K17]*[.O17]*[.H17])+[.I17]" office:value-type="float" office:value="0.826080050947812">
            <text:p>0,82608005094781</text:p>
          </table:table-cell>
          <table:table-cell table:style-name="Gnumeric-default" table:formula="of:=[.J17]-([.K17]*[.N17])" office:value-type="float" office:value="-7.98948327031173e-06">
            <text:p>−7,98948327E−06</text:p>
          </table:table-cell>
          <table:table-cell table:style-name="Gnumeric-default" table:formula="of:=IF([.J18]&lt;=0;-1;1)" office:value-type="float" office:value="-1">
            <text:p>−1</text:p>
          </table:table-cell>
          <table:table-cell table:number-columns-repeated="2" table:style-name="Gnumeric-default"/>
          <table:table-cell table:style-name="Gnumeric-default" table:formula="of:=[.N17]/2" office:value-type="float" office:value="1.19842249053566e-05">
            <text:p>1,1984E−05</text:p>
          </table:table-cell>
          <table:table-cell table:style-name="Gnumeric-default" table:formula="of:=TAN([.N18])" office:value-type="float" office:value="1.19842249059303e-05">
            <text:p>1,1984E−05</text:p>
          </table:table-cell>
          <table:table-cell table:number-columns-repeated="113" table:style-name="Gnumeric-default"/>
        </table:table-row>
        <table:table-row table:style-name="AROW-2">
          <table:table-cell table:style-name="Gnumeric-default" office:value-type="float" office:value="17">
            <text:p>17</text:p>
          </table:table-cell>
          <table:table-cell table:style-name="Gnumeric-default" table:formula="of:=POWER(2;-[.A19])" office:value-type="float" office:value="7.62939453125e-06">
            <text:p>7,62939453125E−06</text:p>
          </table:table-cell>
          <table:table-cell table:style-name="Gnumeric-default" table:formula="of:=ATAN([.B19])" office:value-type="float" office:value="7.62939453110197e-06">
            <text:p>7,62939453110197E−06</text:p>
          </table:table-cell>
          <table:table-cell table:style-name="Gnumeric-default" table:formula="of:=[.C19]*POWER(2;[.D47])" office:value-type="float" office:value="2047.99999996026">
            <text:p>2047,99999996026</text:p>
          </table:table-cell>
          <table:table-cell table:style-name="Gnumeric-default" table:formula="of:=ROUND([.D19];0)" office:value-type="float" office:value="2048">
            <text:p>2048</text:p>
          </table:table-cell>
          <table:table-cell table:number-columns-repeated="2" table:style-name="Gnumeric-default"/>
          <table:table-cell table:style-name="Gnumeric-default" table:formula="of:=[.H18]-([.K18]*[.O18]*[.I18])" office:value-type="float" office:value="0.476938639819616">
            <text:p>0,47693863981962</text:p>
          </table:table-cell>
          <table:table-cell table:style-name="Gnumeric-default" table:formula="of:=([.K18]*[.O18]*[.H18])+[.I18]" office:value-type="float" office:value="0.826074335326529">
            <text:p>0,82607433532653</text:p>
          </table:table-cell>
          <table:table-cell table:style-name="Gnumeric-default" table:formula="of:=[.J18]-([.K18]*[.N18])" office:value-type="float" office:value="3.99474163504484e-06">
            <text:p>3,994741635E−06</text:p>
          </table:table-cell>
          <table:table-cell table:style-name="Gnumeric-default" table:formula="of:=IF([.J19]&lt;=0;-1;1)" office:value-type="float" office:value="1">
            <text:p>1</text:p>
          </table:table-cell>
          <table:table-cell table:number-columns-repeated="2" table:style-name="Gnumeric-default"/>
          <table:table-cell table:style-name="Gnumeric-default" table:formula="of:=[.N18]/2" office:value-type="float" office:value="5.99211245267829e-06">
            <text:p>5,9921E−06</text:p>
          </table:table-cell>
          <table:table-cell table:style-name="Gnumeric-default" table:formula="of:=TAN([.N19])" office:value-type="float" office:value="5.99211245275e-06">
            <text:p>5,9921E−06</text:p>
          </table:table-cell>
          <table:table-cell table:number-columns-repeated="113" table:style-name="Gnumeric-default"/>
        </table:table-row>
        <table:table-row table:style-name="AROW-2">
          <table:table-cell table:style-name="Gnumeric-default" office:value-type="float" office:value="18">
            <text:p>18</text:p>
          </table:table-cell>
          <table:table-cell table:style-name="Gnumeric-default" table:formula="of:=POWER(2;-[.A20])" office:value-type="float" office:value="3.814697265625e-06">
            <text:p>3,814697265625E−06</text:p>
          </table:table-cell>
          <table:table-cell table:style-name="Gnumeric-default" table:formula="of:=ATAN([.B20])" office:value-type="float" office:value="3.8146972656065e-06">
            <text:p>3,8146972656065E−06</text:p>
          </table:table-cell>
          <table:table-cell table:style-name="Gnumeric-default" table:formula="of:=[.C20]*POWER(2;[.D47])" office:value-type="float" office:value="1023.99999999503">
            <text:p>1023,99999999503</text:p>
          </table:table-cell>
          <table:table-cell table:style-name="Gnumeric-default" table:formula="of:=ROUND([.D20];0)" office:value-type="float" office:value="1024">
            <text:p>1024</text:p>
          </table:table-cell>
          <table:table-cell table:number-columns-repeated="2" table:style-name="Gnumeric-default"/>
          <table:table-cell table:style-name="Gnumeric-default" table:formula="of:=[.H19]-([.K19]*[.O19]*[.I19])" office:value-type="float" office:value="0.476933689889304">
            <text:p>0,4769336898893</text:p>
          </table:table-cell>
          <table:table-cell table:style-name="Gnumeric-default" table:formula="of:=([.K19]*[.O19]*[.H19])+[.I19]" office:value-type="float" office:value="0.826077193196492">
            <text:p>0,82607719319649</text:p>
          </table:table-cell>
          <table:table-cell table:style-name="Gnumeric-default" table:formula="of:=[.J19]-([.K19]*[.N19])" office:value-type="float" office:value="-1.99737081763344e-06">
            <text:p>−1,99737082E−06</text:p>
          </table:table-cell>
          <table:table-cell table:style-name="Gnumeric-default" table:formula="of:=IF([.J20]&lt;=0;-1;1)" office:value-type="float" office:value="-1">
            <text:p>−1</text:p>
          </table:table-cell>
          <table:table-cell table:number-columns-repeated="2" table:style-name="Gnumeric-default"/>
          <table:table-cell table:style-name="Gnumeric-default" table:formula="of:=[.N19]/2" office:value-type="float" office:value="2.99605622633914e-06">
            <text:p>2,9961E−06</text:p>
          </table:table-cell>
          <table:table-cell table:style-name="Gnumeric-default" table:formula="of:=TAN([.N20])" office:value-type="float" office:value="2.99605622634811e-06">
            <text:p>2,9961E−06</text:p>
          </table:table-cell>
          <table:table-cell table:number-columns-repeated="113" table:style-name="Gnumeric-default"/>
        </table:table-row>
        <table:table-row table:style-name="AROW-2">
          <table:table-cell table:style-name="Gnumeric-default" office:value-type="float" office:value="19">
            <text:p>19</text:p>
          </table:table-cell>
          <table:table-cell table:style-name="Gnumeric-default" table:formula="of:=POWER(2;-[.A21])" office:value-type="float" office:value="1.9073486328125e-06">
            <text:p>1,9073486328125E−06</text:p>
          </table:table-cell>
          <table:table-cell table:style-name="Gnumeric-default" table:formula="of:=ATAN([.B21])" office:value-type="float" office:value="1.90734863281019e-06">
            <text:p>1,90734863281019E−06</text:p>
          </table:table-cell>
          <table:table-cell table:style-name="Gnumeric-default" table:formula="of:=[.C21]*POWER(2;[.D47])" office:value-type="float" office:value="511.999999999379">
            <text:p>511,999999999379</text:p>
          </table:table-cell>
          <table:table-cell table:style-name="Gnumeric-default" table:formula="of:=ROUND([.D21];0)" office:value-type="float" office:value="512">
            <text:p>512</text:p>
          </table:table-cell>
          <table:table-cell table:number-columns-repeated="2" table:style-name="Gnumeric-default"/>
          <table:table-cell table:style-name="Gnumeric-default" table:formula="of:=[.H20]-([.K20]*[.O20]*[.I20])" office:value-type="float" office:value="0.476936164863022">
            <text:p>0,47693616486302</text:p>
          </table:table-cell>
          <table:table-cell table:style-name="Gnumeric-default" table:formula="of:=([.K20]*[.O20]*[.H20])+[.I20]" office:value-type="float" office:value="0.826075764276341">
            <text:p>0,82607576427634</text:p>
          </table:table-cell>
          <table:table-cell table:style-name="Gnumeric-default" table:formula="of:=[.J20]-([.K20]*[.N20])" office:value-type="float" office:value="9.98685408705699e-07">
            <text:p>9,986854087E−07</text:p>
          </table:table-cell>
          <table:table-cell table:style-name="Gnumeric-default" table:formula="of:=IF([.J21]&lt;=0;-1;1)" office:value-type="float" office:value="1">
            <text:p>1</text:p>
          </table:table-cell>
          <table:table-cell table:number-columns-repeated="2" table:style-name="Gnumeric-default"/>
          <table:table-cell table:style-name="Gnumeric-default" table:formula="of:=[.N20]/2" office:value-type="float" office:value="1.49802811316957e-06">
            <text:p>1,498E−06</text:p>
          </table:table-cell>
          <table:table-cell table:style-name="Gnumeric-default" table:formula="of:=TAN([.N21])" office:value-type="float" office:value="1.49802811317069e-06">
            <text:p>1,498E−06</text:p>
          </table:table-cell>
          <table:table-cell table:number-columns-repeated="113" table:style-name="Gnumeric-default"/>
        </table:table-row>
        <table:table-row table:style-name="AROW-2">
          <table:table-cell table:style-name="Gnumeric-default" office:value-type="float" office:value="20">
            <text:p>20</text:p>
          </table:table-cell>
          <table:table-cell table:style-name="Gnumeric-default" table:formula="of:=POWER(2;-[.A22])" office:value-type="float" office:value="9.5367431640625e-07">
            <text:p>9,5367431640625E−07</text:p>
          </table:table-cell>
          <table:table-cell table:style-name="Gnumeric-default" table:formula="of:=ATAN([.B22])" office:value-type="float" office:value="9.53674316405961e-07">
            <text:p>9,53674316405961E−07</text:p>
          </table:table-cell>
          <table:table-cell table:style-name="Gnumeric-default" table:formula="of:=[.C22]*POWER(2;[.D47])" office:value-type="float" office:value="255.999999999922">
            <text:p>255,999999999922</text:p>
          </table:table-cell>
          <table:table-cell table:style-name="Gnumeric-default" table:formula="of:=ROUND([.D22];0)" office:value-type="float" office:value="256">
            <text:p>256</text:p>
          </table:table-cell>
          <table:table-cell table:number-columns-repeated="2" table:style-name="Gnumeric-default"/>
          <table:table-cell table:style-name="Gnumeric-default" table:formula="of:=[.H21]-([.K21]*[.O21]*[.I21])" office:value-type="float" office:value="0.476934927378304">
            <text:p>0,4769349273783</text:p>
          </table:table-cell>
          <table:table-cell table:style-name="Gnumeric-default" table:formula="of:=([.K21]*[.O21]*[.H21])+[.I21]" office:value-type="float" office:value="0.826076478740124">
            <text:p>0,82607647874012</text:p>
          </table:table-cell>
          <table:table-cell table:style-name="Gnumeric-default" table:formula="of:=[.J21]-([.K21]*[.N21])" office:value-type="float" office:value="-4.99342704463872e-07">
            <text:p>−4,99342704E−07</text:p>
          </table:table-cell>
          <table:table-cell table:style-name="Gnumeric-default" table:formula="of:=IF([.J22]&lt;=0;-1;1)" office:value-type="float" office:value="-1">
            <text:p>−1</text:p>
          </table:table-cell>
          <table:table-cell table:number-columns-repeated="2" table:style-name="Gnumeric-default"/>
          <table:table-cell table:style-name="Gnumeric-default" table:formula="of:=[.N21]/2" office:value-type="float" office:value="7.49014056584786e-07">
            <text:p>7,4901E−07</text:p>
          </table:table-cell>
          <table:table-cell table:style-name="Gnumeric-default" table:formula="of:=TAN([.N22])" office:value-type="float" office:value="7.49014056584926e-07">
            <text:p>7,4901E−07</text:p>
          </table:table-cell>
          <table:table-cell table:number-columns-repeated="113" table:style-name="Gnumeric-default"/>
        </table:table-row>
        <table:table-row table:style-name="AROW-2">
          <table:table-cell table:style-name="Gnumeric-default" office:value-type="float" office:value="21">
            <text:p>21</text:p>
          </table:table-cell>
          <table:table-cell table:style-name="Gnumeric-default" table:formula="of:=POWER(2;-[.A23])" office:value-type="float" office:value="4.76837158203125e-07">
            <text:p>4,76837158203125E−07</text:p>
          </table:table-cell>
          <table:table-cell table:style-name="Gnumeric-default" table:formula="of:=ATAN([.B23])" office:value-type="float" office:value="4.76837158203089e-07">
            <text:p>4,76837158203089E−07</text:p>
          </table:table-cell>
          <table:table-cell table:style-name="Gnumeric-default" table:formula="of:=[.C23]*POWER(2;[.D47])" office:value-type="float" office:value="127.99999999999">
            <text:p>127,99999999999</text:p>
          </table:table-cell>
          <table:table-cell table:style-name="Gnumeric-default" table:formula="of:=ROUND([.D23];0)" office:value-type="float" office:value="128">
            <text:p>128</text:p>
          </table:table-cell>
          <table:table-cell table:number-columns-repeated="2" table:style-name="Gnumeric-default"/>
          <table:table-cell table:style-name="Gnumeric-default" table:formula="of:=[.H22]-([.K22]*[.O22]*[.I22])" office:value-type="float" office:value="0.476935546121198">
            <text:p>0,4769355461212</text:p>
          </table:table-cell>
          <table:table-cell table:style-name="Gnumeric-default" table:formula="of:=([.K22]*[.O22]*[.H22])+[.I22]" office:value-type="float" office:value="0.82607612150916">
            <text:p>0,82607612150916</text:p>
          </table:table-cell>
          <table:table-cell table:style-name="Gnumeric-default" table:formula="of:=[.J22]-([.K22]*[.N22])" office:value-type="float" office:value="2.49671352120914e-07">
            <text:p>2,496713521E−07</text:p>
          </table:table-cell>
          <table:table-cell table:style-name="Gnumeric-default" table:formula="of:=IF([.J23]&lt;=0;-1;1)" office:value-type="float" office:value="1">
            <text:p>1</text:p>
          </table:table-cell>
          <table:table-cell table:number-columns-repeated="2" table:style-name="Gnumeric-default"/>
          <table:table-cell table:style-name="Gnumeric-default" table:formula="of:=[.N22]/2" office:value-type="float" office:value="3.74507028292393e-07">
            <text:p>3,7451E−07</text:p>
          </table:table-cell>
          <table:table-cell table:style-name="Gnumeric-default" table:formula="of:=TAN([.N23])" office:value-type="float" office:value="3.7450702829241e-07">
            <text:p>3,7451E−07</text:p>
          </table:table-cell>
          <table:table-cell table:number-columns-repeated="113" table:style-name="Gnumeric-default"/>
        </table:table-row>
        <table:table-row table:style-name="AROW-2">
          <table:table-cell table:style-name="Gnumeric-default" office:value-type="float" office:value="22">
            <text:p>22</text:p>
          </table:table-cell>
          <table:table-cell table:style-name="Gnumeric-default" table:formula="of:=POWER(2;-[.A24])" office:value-type="float" office:value="2.38418579101562e-07">
            <text:p>2,38418579101562E−07</text:p>
          </table:table-cell>
          <table:table-cell table:style-name="Gnumeric-default" table:formula="of:=ATAN([.B24])" office:value-type="float" office:value="2.38418579101558e-07">
            <text:p>2,38418579101558E−07</text:p>
          </table:table-cell>
          <table:table-cell table:style-name="Gnumeric-default" table:formula="of:=[.C24]*POWER(2;[.D47])" office:value-type="float" office:value="63.9999999999988">
            <text:p>63,9999999999988</text:p>
          </table:table-cell>
          <table:table-cell table:style-name="Gnumeric-default" table:formula="of:=ROUND([.D24];0)" office:value-type="float" office:value="64">
            <text:p>64</text:p>
          </table:table-cell>
          <table:table-cell table:number-columns-repeated="2" table:style-name="Gnumeric-default"/>
          <table:table-cell table:style-name="Gnumeric-default" table:formula="of:=[.H23]-([.K23]*[.O23]*[.I23])" office:value-type="float" office:value="0.476935236749885">
            <text:p>0,47693523674988</text:p>
          </table:table-cell>
          <table:table-cell table:style-name="Gnumeric-default" table:formula="of:=([.K23]*[.O23]*[.H23])+[.I23]" office:value-type="float" office:value="0.826076300124874">
            <text:p>0,82607630012487</text:p>
          </table:table-cell>
          <table:table-cell table:style-name="Gnumeric-default" table:formula="of:=[.J23]-([.K23]*[.N23])" office:value-type="float" office:value="-1.24835676171479e-07">
            <text:p>−1,24835676E−07</text:p>
          </table:table-cell>
          <table:table-cell table:style-name="Gnumeric-default" table:formula="of:=IF([.J24]&lt;=0;-1;1)" office:value-type="float" office:value="-1">
            <text:p>−1</text:p>
          </table:table-cell>
          <table:table-cell table:number-columns-repeated="2" table:style-name="Gnumeric-default"/>
          <table:table-cell table:style-name="Gnumeric-default" table:formula="of:=[.N23]/2" office:value-type="float" office:value="1.87253514146196e-07">
            <text:p>1,8725E−07</text:p>
          </table:table-cell>
          <table:table-cell table:style-name="Gnumeric-default" table:formula="of:=TAN([.N24])" office:value-type="float" office:value="1.87253514146199e-07">
            <text:p>1,8725E−07</text:p>
          </table:table-cell>
          <table:table-cell table:number-columns-repeated="113" table:style-name="Gnumeric-default"/>
        </table:table-row>
        <table:table-row table:style-name="AROW-2">
          <table:table-cell table:style-name="Gnumeric-default" office:value-type="float" office:value="23">
            <text:p>23</text:p>
          </table:table-cell>
          <table:table-cell table:style-name="Gnumeric-default" table:formula="of:=POWER(2;-[.A25])" office:value-type="float" office:value="1.19209289550781e-07">
            <text:p>1,19209289550781E−07</text:p>
          </table:table-cell>
          <table:table-cell table:style-name="Gnumeric-default" table:formula="of:=ATAN([.B25])" office:value-type="float" office:value="1.19209289550781e-07">
            <text:p>1,19209289550781E−07</text:p>
          </table:table-cell>
          <table:table-cell table:style-name="Gnumeric-default" table:formula="of:=[.C25]*POWER(2;[.D47])" office:value-type="float" office:value="31.9999999999998">
            <text:p>31,9999999999998</text:p>
          </table:table-cell>
          <table:table-cell table:style-name="Gnumeric-default" table:formula="of:=ROUND([.D25];0)" office:value-type="float" office:value="32">
            <text:p>32</text:p>
          </table:table-cell>
          <table:table-cell table:number-columns-repeated="2" table:style-name="Gnumeric-default"/>
          <table:table-cell table:style-name="Gnumeric-default" table:formula="of:=[.H24]-([.K24]*[.O24]*[.I24])" office:value-type="float" office:value="0.476935391435575">
            <text:p>0,47693539143557</text:p>
          </table:table-cell>
          <table:table-cell table:style-name="Gnumeric-default" table:formula="of:=([.K24]*[.O24]*[.H24])+[.I24]" office:value-type="float" office:value="0.826076210817074">
            <text:p>0,82607621081707</text:p>
          </table:table-cell>
          <table:table-cell table:style-name="Gnumeric-default" table:formula="of:=[.J24]-([.K24]*[.N24])" office:value-type="float" office:value="6.24178379747173e-08">
            <text:p>6,241783797E−08</text:p>
          </table:table-cell>
          <table:table-cell table:style-name="Gnumeric-default" table:formula="of:=IF([.J25]&lt;=0;-1;1)" office:value-type="float" office:value="1">
            <text:p>1</text:p>
          </table:table-cell>
          <table:table-cell table:number-columns-repeated="2" table:style-name="Gnumeric-default"/>
          <table:table-cell table:style-name="Gnumeric-default" table:formula="of:=[.N24]/2" office:value-type="float" office:value="9.36267570730982e-08">
            <text:p>9,3627E−08</text:p>
          </table:table-cell>
          <table:table-cell table:style-name="Gnumeric-default" table:formula="of:=TAN([.N25])" office:value-type="float" office:value="9.36267570730985e-08">
            <text:p>9,3627E−08</text:p>
          </table:table-cell>
          <table:table-cell table:number-columns-repeated="113" table:style-name="Gnumeric-default"/>
        </table:table-row>
        <table:table-row table:style-name="AROW-2">
          <table:table-cell table:style-name="Gnumeric-default" office:value-type="float" office:value="24">
            <text:p>24</text:p>
          </table:table-cell>
          <table:table-cell table:style-name="Gnumeric-default" table:formula="of:=POWER(2;-[.A26])" office:value-type="float" office:value="5.96046447753906e-08">
            <text:p>5,96046447753906E−08</text:p>
          </table:table-cell>
          <table:table-cell table:style-name="Gnumeric-default" table:formula="of:=ATAN([.B26])" office:value-type="float" office:value="5.96046447753906e-08">
            <text:p>5,96046447753906E−08</text:p>
          </table:table-cell>
          <table:table-cell table:style-name="Gnumeric-default" table:formula="of:=[.C26]*POWER(2;[.D47])" office:value-type="float" office:value="16">
            <text:p>16</text:p>
          </table:table-cell>
          <table:table-cell table:style-name="Gnumeric-default" table:formula="of:=ROUND([.D26];0)" office:value-type="float" office:value="16">
            <text:p>16</text:p>
          </table:table-cell>
          <table:table-cell table:number-columns-repeated="2" table:style-name="Gnumeric-default"/>
          <table:table-cell table:style-name="Gnumeric-default" table:formula="of:=[.H25]-([.K25]*[.O25]*[.I25])" office:value-type="float" office:value="0.476935314092738">
            <text:p>0,47693531409274</text:p>
          </table:table-cell>
          <table:table-cell table:style-name="Gnumeric-default" table:formula="of:=([.K25]*[.O25]*[.H25])+[.I25]" office:value-type="float" office:value="0.826076255470989">
            <text:p>0,82607625547099</text:p>
          </table:table-cell>
          <table:table-cell table:style-name="Gnumeric-default" table:formula="of:=[.J25]-([.K25]*[.N25])" office:value-type="float" office:value="-3.12089190983809e-08">
            <text:p>−3,12089191E−08</text:p>
          </table:table-cell>
          <table:table-cell table:style-name="Gnumeric-default" table:formula="of:=IF([.J26]&lt;=0;-1;1)" office:value-type="float" office:value="-1">
            <text:p>−1</text:p>
          </table:table-cell>
          <table:table-cell table:number-columns-repeated="2" table:style-name="Gnumeric-default"/>
          <table:table-cell table:style-name="Gnumeric-default" table:formula="of:=[.N25]/2" office:value-type="float" office:value="4.68133785365491e-08">
            <text:p>4,6813E−08</text:p>
          </table:table-cell>
          <table:table-cell table:style-name="Gnumeric-default" table:formula="of:=TAN([.N26])" office:value-type="float" office:value="4.68133785365491e-08">
            <text:p>4,6813E−08</text:p>
          </table:table-cell>
          <table:table-cell table:number-columns-repeated="113" table:style-name="Gnumeric-default"/>
        </table:table-row>
        <table:table-row table:style-name="AROW-2">
          <table:table-cell table:style-name="Gnumeric-default" office:value-type="float" office:value="25">
            <text:p>25</text:p>
          </table:table-cell>
          <table:table-cell table:style-name="Gnumeric-default" table:formula="of:=POWER(2;-[.A27])" office:value-type="float" office:value="2.98023223876953e-08">
            <text:p>2,98023223876953E−08</text:p>
          </table:table-cell>
          <table:table-cell table:style-name="Gnumeric-default" table:formula="of:=ATAN([.B27])" office:value-type="float" office:value="2.98023223876953e-08">
            <text:p>2,98023223876953E−08</text:p>
          </table:table-cell>
          <table:table-cell table:style-name="Gnumeric-default" table:formula="of:=[.C27]*POWER(2;[.D47])" office:value-type="float" office:value="8">
            <text:p>8</text:p>
          </table:table-cell>
          <table:table-cell table:style-name="Gnumeric-default" table:formula="of:=ROUND([.D27];0)" office:value-type="float" office:value="8">
            <text:p>8</text:p>
          </table:table-cell>
          <table:table-cell table:number-columns-repeated="2" table:style-name="Gnumeric-default"/>
          <table:table-cell table:style-name="Gnumeric-default" table:formula="of:=[.H26]-([.K26]*[.O26]*[.I26])" office:value-type="float" office:value="0.476935352764158">
            <text:p>0,47693535276416</text:p>
          </table:table-cell>
          <table:table-cell table:style-name="Gnumeric-default" table:formula="of:=([.K26]*[.O26]*[.H26])+[.I26]" office:value-type="float" office:value="0.826076233144035">
            <text:p>0,82607623314404</text:p>
          </table:table-cell>
          <table:table-cell table:style-name="Gnumeric-default" table:formula="of:=[.J26]-([.K26]*[.N26])" office:value-type="float" office:value="1.56044594381682e-08">
            <text:p>1,560445944E−08</text:p>
          </table:table-cell>
          <table:table-cell table:style-name="Gnumeric-default" table:formula="of:=IF([.J27]&lt;=0;-1;1)" office:value-type="float" office:value="1">
            <text:p>1</text:p>
          </table:table-cell>
          <table:table-cell table:number-columns-repeated="2" table:style-name="Gnumeric-default"/>
          <table:table-cell table:style-name="Gnumeric-default" table:formula="of:=[.N26]/2" office:value-type="float" office:value="2.34066892682746e-08">
            <text:p>2,3407E−08</text:p>
          </table:table-cell>
          <table:table-cell table:style-name="Gnumeric-default" table:formula="of:=TAN([.N27])" office:value-type="float" office:value="2.34066892682746e-08">
            <text:p>2,3407E−08</text:p>
          </table:table-cell>
          <table:table-cell table:number-columns-repeated="113" table:style-name="Gnumeric-default"/>
        </table:table-row>
        <table:table-row table:style-name="AROW-2">
          <table:table-cell table:style-name="Gnumeric-default" office:value-type="float" office:value="26">
            <text:p>26</text:p>
          </table:table-cell>
          <table:table-cell table:style-name="Gnumeric-default" table:formula="of:=POWER(2;-[.A28])" office:value-type="float" office:value="1.49011611938477e-08">
            <text:p>1,49011611938477E−08</text:p>
          </table:table-cell>
          <table:table-cell table:style-name="Gnumeric-default" table:formula="of:=ATAN([.B28])" office:value-type="float" office:value="1.49011611938477e-08">
            <text:p>1,49011611938477E−08</text:p>
          </table:table-cell>
          <table:table-cell table:style-name="Gnumeric-default" table:formula="of:=[.C28]*POWER(2;[.D47])" office:value-type="float" office:value="4">
            <text:p>4</text:p>
          </table:table-cell>
          <table:table-cell table:style-name="Gnumeric-default" table:formula="of:=ROUND([.D28];0)" office:value-type="float" office:value="4">
            <text:p>4</text:p>
          </table:table-cell>
          <table:table-cell table:number-columns-repeated="2" table:style-name="Gnumeric-default"/>
          <table:table-cell table:style-name="Gnumeric-default" table:formula="of:=[.H27]-([.K27]*[.O27]*[.I27])" office:value-type="float" office:value="0.476935333428449">
            <text:p>0,47693533342845</text:p>
          </table:table-cell>
          <table:table-cell table:style-name="Gnumeric-default" table:formula="of:=([.K27]*[.O27]*[.H27])+[.I27]" office:value-type="float" office:value="0.826076244307513">
            <text:p>0,82607624430751</text:p>
          </table:table-cell>
          <table:table-cell table:style-name="Gnumeric-default" table:formula="of:=[.J27]-([.K27]*[.N27])" office:value-type="float" office:value="-7.80222983010639e-09">
            <text:p>−7,80222983E−09</text:p>
          </table:table-cell>
          <table:table-cell table:style-name="Gnumeric-default" table:formula="of:=IF([.J28]&lt;=0;-1;1)" office:value-type="float" office:value="-1">
            <text:p>−1</text:p>
          </table:table-cell>
          <table:table-cell table:number-columns-repeated="2" table:style-name="Gnumeric-default"/>
          <table:table-cell table:style-name="Gnumeric-default" table:formula="of:=[.N27]/2" office:value-type="float" office:value="1.17033446341373e-08">
            <text:p>1,1703E−08</text:p>
          </table:table-cell>
          <table:table-cell table:style-name="Gnumeric-default" table:formula="of:=TAN([.N28])" office:value-type="float" office:value="1.17033446341373e-08">
            <text:p>1,1703E−08</text:p>
          </table:table-cell>
          <table:table-cell table:number-columns-repeated="113" table:style-name="Gnumeric-default"/>
        </table:table-row>
        <table:table-row table:style-name="AROW-2">
          <table:table-cell table:style-name="Gnumeric-default" office:value-type="float" office:value="27">
            <text:p>27</text:p>
          </table:table-cell>
          <table:table-cell table:style-name="Gnumeric-default" table:formula="of:=POWER(2;-[.A29])" office:value-type="float" office:value="7.45058059692383e-09">
            <text:p>7,45058059692383E−09</text:p>
          </table:table-cell>
          <table:table-cell table:style-name="Gnumeric-default" table:formula="of:=ATAN([.B29])" office:value-type="float" office:value="7.45058059692383e-09">
            <text:p>7,45058059692383E−09</text:p>
          </table:table-cell>
          <table:table-cell table:style-name="Gnumeric-default" table:formula="of:=[.C29]*POWER(2;[.D47])" office:value-type="float" office:value="2">
            <text:p>2</text:p>
          </table:table-cell>
          <table:table-cell table:style-name="Gnumeric-default" table:formula="of:=ROUND([.D29];0)" office:value-type="float" office:value="2">
            <text:p>2</text:p>
          </table:table-cell>
          <table:table-cell table:number-columns-repeated="2" table:style-name="Gnumeric-default"/>
          <table:table-cell table:style-name="Gnumeric-default" table:formula="of:=[.H28]-([.K28]*[.O28]*[.I28])" office:value-type="float" office:value="0.476935343096304">
            <text:p>0,4769353430963</text:p>
          </table:table-cell>
          <table:table-cell table:style-name="Gnumeric-default" table:formula="of:=([.K28]*[.O28]*[.H28])+[.I28]" office:value-type="float" office:value="0.826076238725774">
            <text:p>0,82607623872577</text:p>
          </table:table-cell>
          <table:table-cell table:style-name="Gnumeric-default" table:formula="of:=[.J28]-([.K28]*[.N28])" office:value-type="float" office:value="3.90111480403089e-09">
            <text:p>3,901114804E−09</text:p>
          </table:table-cell>
          <table:table-cell table:style-name="Gnumeric-default" table:formula="of:=IF([.J29]&lt;=0;-1;1)" office:value-type="float" office:value="1">
            <text:p>1</text:p>
          </table:table-cell>
          <table:table-cell table:number-columns-repeated="2" table:style-name="Gnumeric-default"/>
          <table:table-cell table:style-name="Gnumeric-default" table:formula="of:=[.N28]/2" office:value-type="float" office:value="5.85167231706864e-09">
            <text:p>5,8517E−09</text:p>
          </table:table-cell>
          <table:table-cell table:style-name="Gnumeric-default" table:formula="of:=TAN([.N29])" office:value-type="float" office:value="5.85167231706864e-09">
            <text:p>5,8517E−09</text:p>
          </table:table-cell>
          <table:table-cell table:number-columns-repeated="113" table:style-name="Gnumeric-default"/>
        </table:table-row>
        <table:table-row table:style-name="AROW-2">
          <table:table-cell table:style-name="Gnumeric-default" office:value-type="float" office:value="28">
            <text:p>28</text:p>
          </table:table-cell>
          <table:table-cell table:style-name="Gnumeric-default" table:formula="of:=POWER(2;-[.A30])" office:value-type="float" office:value="3.72529029846191e-09">
            <text:p>3,72529029846191E−09</text:p>
          </table:table-cell>
          <table:table-cell table:style-name="Gnumeric-default" table:formula="of:=ATAN([.B30])" office:value-type="float" office:value="3.72529029846191e-09">
            <text:p>3,72529029846191E−09</text:p>
          </table:table-cell>
          <table:table-cell table:style-name="Gnumeric-default" table:formula="of:=[.C30]*POWER(2;[.D47])" office:value-type="float" office:value="1">
            <text:p>1</text:p>
          </table:table-cell>
          <table:table-cell table:style-name="Gnumeric-default" table:formula="of:=ROUND([.D30];0)" office:value-type="float" office:value="1">
            <text:p>1</text:p>
          </table:table-cell>
          <table:table-cell table:number-columns-repeated="2" table:style-name="Gnumeric-default"/>
          <table:table-cell table:style-name="Gnumeric-default" table:formula="of:=[.H29]-([.K29]*[.O29]*[.I29])" office:value-type="float" office:value="0.476935338262376">
            <text:p>0,47693533826238</text:p>
          </table:table-cell>
          <table:table-cell table:style-name="Gnumeric-default" table:formula="of:=([.K29]*[.O29]*[.H29])+[.I29]" office:value-type="float" office:value="0.826076241516643">
            <text:p>0,82607624151664</text:p>
          </table:table-cell>
          <table:table-cell table:style-name="Gnumeric-default" table:formula="of:=[.J29]-([.K29]*[.N29])" office:value-type="float" office:value="-1.95055751303775e-09">
            <text:p>−1,95055751E−09</text:p>
          </table:table-cell>
          <table:table-cell table:style-name="Gnumeric-default" table:formula="of:=IF([.J30]&lt;=0;-1;1)" office:value-type="float" office:value="-1">
            <text:p>−1</text:p>
          </table:table-cell>
          <table:table-cell table:number-columns-repeated="2" table:style-name="Gnumeric-default"/>
          <table:table-cell table:style-name="Gnumeric-default" table:formula="of:=[.N29]/2" office:value-type="float" office:value="2.92583615853432e-09">
            <text:p>2,9258E−09</text:p>
          </table:table-cell>
          <table:table-cell table:style-name="Gnumeric-default" table:formula="of:=TAN([.N30])" office:value-type="float" office:value="2.92583615853432e-09">
            <text:p>2,9258E−09</text:p>
          </table:table-cell>
          <table:table-cell table:number-columns-repeated="113" table:style-name="Gnumeric-default"/>
        </table:table-row>
        <table:table-row table:style-name="AROW-2">
          <table:table-cell table:style-name="Gnumeric-default" office:value-type="float" office:value="29">
            <text:p>29</text:p>
          </table:table-cell>
          <table:table-cell table:style-name="Gnumeric-default" table:formula="of:=POWER(2;-[.A31])" office:value-type="float" office:value="1.86264514923096e-09">
            <text:p>1,86264514923096E−09</text:p>
          </table:table-cell>
          <table:table-cell table:style-name="Gnumeric-default" table:formula="of:=ATAN([.B31])" office:value-type="float" office:value="1.86264514923096e-09">
            <text:p>1,86264514923096E−09</text:p>
          </table:table-cell>
          <table:table-cell table:style-name="Gnumeric-default" table:formula="of:=[.C31]*POWER(2;[.D47])" office:value-type="float" office:value="0.5">
            <text:p>0,5</text:p>
          </table:table-cell>
          <table:table-cell table:style-name="Gnumeric-default" table:formula="of:=ROUND([.D31];0)" office:value-type="float" office:value="1">
            <text:p>1</text:p>
          </table:table-cell>
          <table:table-cell table:number-columns-repeated="2" table:style-name="Gnumeric-default"/>
          <table:table-cell table:style-name="Gnumeric-default" table:formula="of:=[.H30]-([.K30]*[.O30]*[.I30])" office:value-type="float" office:value="0.47693534067934">
            <text:p>0,47693534067934</text:p>
          </table:table-cell>
          <table:table-cell table:style-name="Gnumeric-default" table:formula="of:=([.K30]*[.O30]*[.H30])+[.I30]" office:value-type="float" office:value="0.826076240121209">
            <text:p>0,82607624012121</text:p>
          </table:table-cell>
          <table:table-cell table:style-name="Gnumeric-default" table:formula="of:=[.J30]-([.K30]*[.N30])" office:value-type="float" office:value="9.75278645496571e-10">
            <text:p>9,752786455E−10</text:p>
          </table:table-cell>
          <table:table-cell table:style-name="Gnumeric-default" table:formula="of:=IF([.J31]&lt;=0;-1;1)" office:value-type="float" office:value="1">
            <text:p>1</text:p>
          </table:table-cell>
          <table:table-cell table:number-columns-repeated="2" table:style-name="Gnumeric-default"/>
          <table:table-cell table:style-name="Gnumeric-default" table:formula="of:=[.N30]/2" office:value-type="float" office:value="1.46291807926716e-09">
            <text:p>1,4629E−09</text:p>
          </table:table-cell>
          <table:table-cell table:style-name="Gnumeric-default" table:formula="of:=TAN([.N31])" office:value-type="float" office:value="1.46291807926716e-09">
            <text:p>1,4629E−09</text:p>
          </table:table-cell>
          <table:table-cell table:number-columns-repeated="113" table:style-name="Gnumeric-default"/>
        </table:table-row>
        <table:table-row table:style-name="AROW-2">
          <table:table-cell table:style-name="Gnumeric-default" office:value-type="float" office:value="30">
            <text:p>30</text:p>
          </table:table-cell>
          <table:table-cell table:style-name="Gnumeric-default" table:formula="of:=POWER(2;-[.A32])" office:value-type="float" office:value="9.31322574615479e-10">
            <text:p>9,31322574615479E−10</text:p>
          </table:table-cell>
          <table:table-cell table:style-name="Gnumeric-default" table:formula="of:=ATAN([.B32])" office:value-type="float" office:value="9.31322574615479e-10">
            <text:p>9,31322574615479E−10</text:p>
          </table:table-cell>
          <table:table-cell table:style-name="Gnumeric-default" table:formula="of:=[.C32]*POWER(2;[.D47])" office:value-type="float" office:value="0.25">
            <text:p>0,25</text:p>
          </table:table-cell>
          <table:table-cell table:style-name="Gnumeric-default" table:formula="of:=ROUND([.D32];0)" office:value-type="float" office:value="0">
            <text:p>0</text:p>
          </table:table-cell>
          <table:table-cell table:number-columns-repeated="2" table:style-name="Gnumeric-default"/>
          <table:table-cell table:style-name="Gnumeric-default" table:formula="of:=[.H31]-([.K31]*[.O31]*[.I31])" office:value-type="float" office:value="0.476935339470858">
            <text:p>0,47693533947086</text:p>
          </table:table-cell>
          <table:table-cell table:style-name="Gnumeric-default" table:formula="of:=([.K31]*[.O31]*[.H31])+[.I31]" office:value-type="float" office:value="0.826076240818926">
            <text:p>0,82607624081893</text:p>
          </table:table-cell>
          <table:table-cell table:style-name="Gnumeric-default" table:formula="of:=[.J31]-([.K31]*[.N31])" office:value-type="float" office:value="-4.87639433770588e-10">
            <text:p>−4,87639434E−10</text:p>
          </table:table-cell>
          <table:table-cell table:style-name="Gnumeric-default" table:formula="of:=IF([.J32]&lt;=0;-1;1)" office:value-type="float" office:value="-1">
            <text:p>−1</text:p>
          </table:table-cell>
          <table:table-cell table:number-columns-repeated="2" table:style-name="Gnumeric-default"/>
          <table:table-cell table:style-name="Gnumeric-default" table:formula="of:=[.N31]/2" office:value-type="float" office:value="7.3145903963358e-10">
            <text:p>7,3146E−10</text:p>
          </table:table-cell>
          <table:table-cell table:style-name="Gnumeric-default" table:formula="of:=TAN([.N32])" office:value-type="float" office:value="7.3145903963358e-10">
            <text:p>7,3146E−10</text:p>
          </table:table-cell>
          <table:table-cell table:number-columns-repeated="113" table:style-name="Gnumeric-default"/>
        </table:table-row>
        <table:table-row table:style-name="AROW-2">
          <table:table-cell table:style-name="Gnumeric-default" office:value-type="float" office:value="31">
            <text:p>31</text:p>
          </table:table-cell>
          <table:table-cell table:style-name="Gnumeric-default" table:formula="of:=POWER(2;-[.A33])" office:value-type="float" office:value="4.65661287307739e-10">
            <text:p>4,65661287307739E−10</text:p>
          </table:table-cell>
          <table:table-cell table:style-name="Gnumeric-default" table:formula="of:=ATAN([.B33])" office:value-type="float" office:value="4.65661287307739e-10">
            <text:p>4,65661287307739E−10</text:p>
          </table:table-cell>
          <table:table-cell table:style-name="Gnumeric-default" table:formula="of:=[.C33]*POWER(2;[.D47])" office:value-type="float" office:value="0.125">
            <text:p>0,125</text:p>
          </table:table-cell>
          <table:table-cell table:style-name="Gnumeric-default" table:formula="of:=ROUND([.D33];0)" office:value-type="float" office:value="0">
            <text:p>0</text:p>
          </table:table-cell>
          <table:table-cell table:number-columns-repeated="2" table:style-name="Gnumeric-default"/>
          <table:table-cell table:style-name="Gnumeric-default" table:formula="of:=[.H32]-([.K32]*[.O32]*[.I32])" office:value-type="float" office:value="0.476935340075099">
            <text:p>0,4769353400751</text:p>
          </table:table-cell>
          <table:table-cell table:style-name="Gnumeric-default" table:formula="of:=([.K32]*[.O32]*[.H32])+[.I32]" office:value-type="float" office:value="0.826076240470067">
            <text:p>0,82607624047007</text:p>
          </table:table-cell>
          <table:table-cell table:style-name="Gnumeric-default" table:formula="of:=[.J32]-([.K32]*[.N32])" office:value-type="float" office:value="2.43819605862992e-10">
            <text:p>2,438196059E−10</text:p>
          </table:table-cell>
          <table:table-cell table:style-name="Gnumeric-default" table:formula="of:=IF([.J33]&lt;=0;-1;1)" office:value-type="float" office:value="1">
            <text:p>1</text:p>
          </table:table-cell>
          <table:table-cell table:number-columns-repeated="2" table:style-name="Gnumeric-default"/>
          <table:table-cell table:style-name="Gnumeric-default" table:formula="of:=[.N32]/2" office:value-type="float" office:value="3.6572951981679e-10">
            <text:p>3,6573E−10</text:p>
          </table:table-cell>
          <table:table-cell table:style-name="Gnumeric-default" table:formula="of:=TAN([.N33])" office:value-type="float" office:value="3.6572951981679e-10">
            <text:p>3,6573E−10</text:p>
          </table:table-cell>
          <table:table-cell table:number-columns-repeated="113" table:style-name="Gnumeric-default"/>
        </table:table-row>
        <table:table-row table:style-name="AROW-2">
          <table:table-cell table:style-name="Gnumeric-default" office:value-type="float" office:value="32">
            <text:p>32</text:p>
          </table:table-cell>
          <table:table-cell table:style-name="Gnumeric-default" table:formula="of:=POWER(2;-[.A34])" office:value-type="float" office:value="2.3283064365387e-10">
            <text:p>2,3283064365387E−10</text:p>
          </table:table-cell>
          <table:table-cell table:style-name="Gnumeric-default" table:formula="of:=ATAN([.B34])" office:value-type="float" office:value="2.3283064365387e-10">
            <text:p>2,3283064365387E−10</text:p>
          </table:table-cell>
          <table:table-cell table:style-name="Gnumeric-default" table:formula="of:=[.C34]*POWER(2;[.D47])" office:value-type="float" office:value="0.0625">
            <text:p>0,0625</text:p>
          </table:table-cell>
          <table:table-cell table:style-name="Gnumeric-default" table:formula="of:=ROUND([.D34];0)" office:value-type="float" office:value="0">
            <text:p>0</text:p>
          </table:table-cell>
          <table:table-cell table:number-columns-repeated="2" table:style-name="Gnumeric-default"/>
          <table:table-cell table:style-name="Gnumeric-default" table:formula="of:=[.H33]-([.K33]*[.O33]*[.I33])" office:value-type="float" office:value="0.476935339772979">
            <text:p>0,47693533977298</text:p>
          </table:table-cell>
          <table:table-cell table:style-name="Gnumeric-default" table:formula="of:=([.K33]*[.O33]*[.H33])+[.I33]" office:value-type="float" office:value="0.826076240644497">
            <text:p>0,8260762406445</text:p>
          </table:table-cell>
          <table:table-cell table:style-name="Gnumeric-default" table:formula="of:=[.J33]-([.K33]*[.N33])" office:value-type="float" office:value="-1.21909913953798e-10">
            <text:p>−1,21909914E−10</text:p>
          </table:table-cell>
          <table:table-cell table:style-name="Gnumeric-default" table:formula="of:=IF([.J34]&lt;=0;-1;1)" office:value-type="float" office:value="-1">
            <text:p>−1</text:p>
          </table:table-cell>
          <table:table-cell table:number-columns-repeated="2" table:style-name="Gnumeric-default"/>
          <table:table-cell table:style-name="Gnumeric-default" table:formula="of:=[.N33]/2" office:value-type="float" office:value="1.82864759908395e-10">
            <text:p>1,8286E−10</text:p>
          </table:table-cell>
          <table:table-cell table:style-name="Gnumeric-default" table:formula="of:=TAN([.N34])" office:value-type="float" office:value="1.82864759908395e-10">
            <text:p>1,8286E−10</text:p>
          </table:table-cell>
          <table:table-cell table:number-columns-repeated="113" table:style-name="Gnumeric-default"/>
        </table:table-row>
        <table:table-row table:style-name="AROW-2">
          <table:table-cell table:style-name="Gnumeric-default" office:value-type="float" office:value="33">
            <text:p>33</text:p>
          </table:table-cell>
          <table:table-cell table:style-name="Gnumeric-default" table:formula="of:=POWER(2;-[.A35])" office:value-type="float" office:value="1.16415321826935e-10">
            <text:p>1,16415321826935E−10</text:p>
          </table:table-cell>
          <table:table-cell table:style-name="Gnumeric-default" table:formula="of:=ATAN([.B35])" office:value-type="float" office:value="1.16415321826935e-10">
            <text:p>1,16415321826935E−10</text:p>
          </table:table-cell>
          <table:table-cell table:style-name="Gnumeric-default" table:formula="of:=[.C35]*POWER(2;[.D47])" office:value-type="float" office:value="0.03125">
            <text:p>0,03125</text:p>
          </table:table-cell>
          <table:table-cell table:style-name="Gnumeric-default" table:formula="of:=ROUND([.D35];0)" office:value-type="float" office:value="0">
            <text:p>0</text:p>
          </table:table-cell>
          <table:table-cell table:number-columns-repeated="2" table:style-name="Gnumeric-default"/>
          <table:table-cell table:style-name="Gnumeric-default" table:formula="of:=[.H34]-([.K34]*[.O34]*[.I34])" office:value-type="float" office:value="0.476935339924039">
            <text:p>0,47693533992404</text:p>
          </table:table-cell>
          <table:table-cell table:style-name="Gnumeric-default" table:formula="of:=([.K34]*[.O34]*[.H34])+[.I34]" office:value-type="float" office:value="0.826076240557282">
            <text:p>0,82607624055728</text:p>
          </table:table-cell>
          <table:table-cell table:style-name="Gnumeric-default" table:formula="of:=[.J34]-([.K34]*[.N34])" office:value-type="float" office:value="6.09548459545967e-11">
            <text:p>6,095484595E−11</text:p>
          </table:table-cell>
          <table:table-cell table:style-name="Gnumeric-default" table:formula="of:=IF([.J35]&lt;=0;-1;1)" office:value-type="float" office:value="1">
            <text:p>1</text:p>
          </table:table-cell>
          <table:table-cell table:number-columns-repeated="2" table:style-name="Gnumeric-default"/>
          <table:table-cell table:style-name="Gnumeric-default" table:formula="of:=[.N34]/2" office:value-type="float" office:value="9.14323799541975e-11">
            <text:p>9,1432E−11</text:p>
          </table:table-cell>
          <table:table-cell table:style-name="Gnumeric-default" table:formula="of:=TAN([.N35])" office:value-type="float" office:value="9.14323799541975e-11">
            <text:p>9,1432E−11</text:p>
          </table:table-cell>
          <table:table-cell table:number-columns-repeated="113" table:style-name="Gnumeric-default"/>
        </table:table-row>
        <table:table-row table:style-name="AROW-2">
          <table:table-cell table:style-name="Gnumeric-default" office:value-type="float" office:value="34">
            <text:p>34</text:p>
          </table:table-cell>
          <table:table-cell table:style-name="Gnumeric-default" table:formula="of:=POWER(2;-[.A36])" office:value-type="float" office:value="5.82076609134674e-11">
            <text:p>5,82076609134674E−11</text:p>
          </table:table-cell>
          <table:table-cell table:style-name="Gnumeric-default" table:formula="of:=ATAN([.B36])" office:value-type="float" office:value="5.82076609134674e-11">
            <text:p>5,82076609134674E−11</text:p>
          </table:table-cell>
          <table:table-cell table:style-name="Gnumeric-default" table:formula="of:=[.C36]*POWER(2;[.D47])" office:value-type="float" office:value="0.015625">
            <text:p>0,015625</text:p>
          </table:table-cell>
          <table:table-cell table:style-name="Gnumeric-default" table:formula="of:=ROUND([.D36];0)" office:value-type="float" office:value="0">
            <text:p>0</text:p>
          </table:table-cell>
          <table:table-cell table:number-columns-repeated="2" table:style-name="Gnumeric-default"/>
          <table:table-cell table:style-name="Gnumeric-default" table:formula="of:=[.H35]-([.K35]*[.O35]*[.I35])" office:value-type="float" office:value="0.476935339848509">
            <text:p>0,47693533984851</text:p>
          </table:table-cell>
          <table:table-cell table:style-name="Gnumeric-default" table:formula="of:=([.K35]*[.O35]*[.H35])+[.I35]" office:value-type="float" office:value="0.826076240600889">
            <text:p>0,82607624060089</text:p>
          </table:table-cell>
          <table:table-cell table:style-name="Gnumeric-default" table:formula="of:=[.J35]-([.K35]*[.N35])" office:value-type="float" office:value="-3.04775339996008e-11">
            <text:p>−3,0477534E−11</text:p>
          </table:table-cell>
          <table:table-cell table:style-name="Gnumeric-default" table:formula="of:=IF([.J36]&lt;=0;-1;1)" office:value-type="float" office:value="-1">
            <text:p>−1</text:p>
          </table:table-cell>
          <table:table-cell table:number-columns-repeated="2" table:style-name="Gnumeric-default"/>
          <table:table-cell table:style-name="Gnumeric-default" table:formula="of:=[.N35]/2" office:value-type="float" office:value="4.57161899770987e-11">
            <text:p>4,5716E−11</text:p>
          </table:table-cell>
          <table:table-cell table:style-name="Gnumeric-default" table:formula="of:=TAN([.N36])" office:value-type="float" office:value="4.57161899770987e-11">
            <text:p>4,5716E−11</text:p>
          </table:table-cell>
          <table:table-cell table:number-columns-repeated="113" table:style-name="Gnumeric-default"/>
        </table:table-row>
        <table:table-row table:style-name="AROW-2">
          <table:table-cell table:style-name="Gnumeric-default" office:value-type="float" office:value="35">
            <text:p>35</text:p>
          </table:table-cell>
          <table:table-cell table:style-name="Gnumeric-default" table:formula="of:=POWER(2;-[.A37])" office:value-type="float" office:value="2.91038304567337e-11">
            <text:p>2,91038304567337E−11</text:p>
          </table:table-cell>
          <table:table-cell table:style-name="Gnumeric-default" table:formula="of:=ATAN([.B37])" office:value-type="float" office:value="2.91038304567337e-11">
            <text:p>2,91038304567337E−11</text:p>
          </table:table-cell>
          <table:table-cell table:style-name="Gnumeric-default" table:formula="of:=[.C37]*POWER(2;[.D47])" office:value-type="float" office:value="0.0078125">
            <text:p>0,0078125</text:p>
          </table:table-cell>
          <table:table-cell table:style-name="Gnumeric-default" table:formula="of:=ROUND([.D37];0)" office:value-type="float" office:value="0">
            <text:p>0</text:p>
          </table:table-cell>
          <table:table-cell table:number-columns-repeated="2" table:style-name="Gnumeric-default"/>
          <table:table-cell table:style-name="Gnumeric-default" table:formula="of:=[.H36]-([.K36]*[.O36]*[.I36])" office:value-type="float" office:value="0.476935339886274">
            <text:p>0,47693533988627</text:p>
          </table:table-cell>
          <table:table-cell table:style-name="Gnumeric-default" table:formula="of:=([.K36]*[.O36]*[.H36])+[.I36]" office:value-type="float" office:value="0.826076240579086">
            <text:p>0,82607624057909</text:p>
          </table:table-cell>
          <table:table-cell table:style-name="Gnumeric-default" table:formula="of:=[.J36]-([.K36]*[.N36])" office:value-type="float" office:value="1.52386559774979e-11">
            <text:p>1,523865598E−11</text:p>
          </table:table-cell>
          <table:table-cell table:style-name="Gnumeric-default" table:formula="of:=IF([.J37]&lt;=0;-1;1)" office:value-type="float" office:value="1">
            <text:p>1</text:p>
          </table:table-cell>
          <table:table-cell table:number-columns-repeated="2" table:style-name="Gnumeric-default"/>
          <table:table-cell table:style-name="Gnumeric-default" table:formula="of:=[.N36]/2" office:value-type="float" office:value="2.28580949885494e-11">
            <text:p>2,2858E−11</text:p>
          </table:table-cell>
          <table:table-cell table:style-name="Gnumeric-default" table:formula="of:=TAN([.N37])" office:value-type="float" office:value="2.28580949885494e-11">
            <text:p>2,2858E−11</text:p>
          </table:table-cell>
          <table:table-cell table:number-columns-repeated="113" table:style-name="Gnumeric-default"/>
        </table:table-row>
        <table:table-row table:style-name="AROW-2">
          <table:table-cell table:style-name="Gnumeric-default" office:value-type="float" office:value="36">
            <text:p>36</text:p>
          </table:table-cell>
          <table:table-cell table:style-name="Gnumeric-default" table:formula="of:=POWER(2;-[.A38])" office:value-type="float" office:value="1.45519152283669e-11">
            <text:p>1,45519152283669E−11</text:p>
          </table:table-cell>
          <table:table-cell table:style-name="Gnumeric-default" table:formula="of:=ATAN([.B38])" office:value-type="float" office:value="1.45519152283669e-11">
            <text:p>1,45519152283669E−11</text:p>
          </table:table-cell>
          <table:table-cell table:style-name="Gnumeric-default" table:formula="of:=[.C38]*POWER(2;[.D47])" office:value-type="float" office:value="0.00390625">
            <text:p>0,00390625</text:p>
          </table:table-cell>
          <table:table-cell table:style-name="Gnumeric-default" table:formula="of:=ROUND([.D38];0)" office:value-type="float" office:value="0">
            <text:p>0</text:p>
          </table:table-cell>
          <table:table-cell table:number-columns-repeated="2" table:style-name="Gnumeric-default"/>
          <table:table-cell table:style-name="Gnumeric-default" table:formula="of:=[.H37]-([.K37]*[.O37]*[.I37])" office:value-type="float" office:value="0.476935339867391">
            <text:p>0,47693533986739</text:p>
          </table:table-cell>
          <table:table-cell table:style-name="Gnumeric-default" table:formula="of:=([.K37]*[.O37]*[.H37])+[.I37]" office:value-type="float" office:value="0.826076240589988">
            <text:p>0,82607624058999</text:p>
          </table:table-cell>
          <table:table-cell table:style-name="Gnumeric-default" table:formula="of:=[.J37]-([.K37]*[.N37])" office:value-type="float" office:value="-7.61943901105143e-12">
            <text:p>−7,61943901E−12</text:p>
          </table:table-cell>
          <table:table-cell table:style-name="Gnumeric-default" table:formula="of:=IF([.J38]&lt;=0;-1;1)" office:value-type="float" office:value="-1">
            <text:p>−1</text:p>
          </table:table-cell>
          <table:table-cell table:number-columns-repeated="2" table:style-name="Gnumeric-default"/>
          <table:table-cell table:style-name="Gnumeric-default" table:formula="of:=[.N37]/2" office:value-type="float" office:value="1.14290474942747e-11">
            <text:p>1,1429E−11</text:p>
          </table:table-cell>
          <table:table-cell table:style-name="Gnumeric-default" table:formula="of:=TAN([.N38])" office:value-type="float" office:value="1.14290474942747e-11">
            <text:p>1,1429E−11</text:p>
          </table:table-cell>
          <table:table-cell table:number-columns-repeated="113" table:style-name="Gnumeric-default"/>
        </table:table-row>
        <table:table-row table:style-name="AROW-2">
          <table:table-cell table:style-name="Gnumeric-default" office:value-type="float" office:value="37">
            <text:p>37</text:p>
          </table:table-cell>
          <table:table-cell table:style-name="Gnumeric-default" table:formula="of:=POWER(2;-[.A39])" office:value-type="float" office:value="7.27595761418343e-12">
            <text:p>7,27595761418343E−12</text:p>
          </table:table-cell>
          <table:table-cell table:style-name="Gnumeric-default" table:formula="of:=ATAN([.B39])" office:value-type="float" office:value="7.27595761418343e-12">
            <text:p>7,27595761418343E−12</text:p>
          </table:table-cell>
          <table:table-cell table:style-name="Gnumeric-default" table:formula="of:=[.C39]*POWER(2;[.D47])" office:value-type="float" office:value="0.001953125">
            <text:p>0,001953125</text:p>
          </table:table-cell>
          <table:table-cell table:style-name="Gnumeric-default" table:formula="of:=ROUND([.D39];0)" office:value-type="float" office:value="0">
            <text:p>0</text:p>
          </table:table-cell>
          <table:table-cell table:number-columns-repeated="2" table:style-name="Gnumeric-default"/>
          <table:table-cell table:style-name="Gnumeric-default" table:formula="of:=[.H38]-([.K38]*[.O38]*[.I38])" office:value-type="float" office:value="0.476935339876833">
            <text:p>0,47693533987683</text:p>
          </table:table-cell>
          <table:table-cell table:style-name="Gnumeric-default" table:formula="of:=([.K38]*[.O38]*[.H38])+[.I38]" office:value-type="float" office:value="0.826076240584537">
            <text:p>0,82607624058454</text:p>
          </table:table-cell>
          <table:table-cell table:style-name="Gnumeric-default" table:formula="of:=[.J38]-([.K38]*[.N38])" office:value-type="float" office:value="3.80960848322325e-12">
            <text:p>3,809608483E−12</text:p>
          </table:table-cell>
          <table:table-cell table:style-name="Gnumeric-default" table:formula="of:=IF([.J39]&lt;=0;-1;1)" office:value-type="float" office:value="1">
            <text:p>1</text:p>
          </table:table-cell>
          <table:table-cell table:number-columns-repeated="2" table:style-name="Gnumeric-default"/>
          <table:table-cell table:style-name="Gnumeric-default" table:formula="of:=[.N38]/2" office:value-type="float" office:value="5.71452374713734e-12">
            <text:p>5,7145E−12</text:p>
          </table:table-cell>
          <table:table-cell table:style-name="Gnumeric-default" table:formula="of:=TAN([.N39])" office:value-type="float" office:value="5.71452374713734e-12">
            <text:p>5,7145E−12</text:p>
          </table:table-cell>
          <table:table-cell table:number-columns-repeated="113" table:style-name="Gnumeric-default"/>
        </table:table-row>
        <table:table-row table:style-name="AROW-2">
          <table:table-cell table:style-name="Gnumeric-default" office:value-type="float" office:value="38">
            <text:p>38</text:p>
          </table:table-cell>
          <table:table-cell table:style-name="Gnumeric-default" table:formula="of:=POWER(2;-[.A40])" office:value-type="float" office:value="3.63797880709171e-12">
            <text:p>3,63797880709171E−12</text:p>
          </table:table-cell>
          <table:table-cell table:style-name="Gnumeric-default" table:formula="of:=ATAN([.B40])" office:value-type="float" office:value="3.63797880709171e-12">
            <text:p>3,63797880709171E−12</text:p>
          </table:table-cell>
          <table:table-cell table:style-name="Gnumeric-default" table:formula="of:=[.C40]*POWER(2;[.D47])" office:value-type="float" office:value="0.0009765625">
            <text:p>0,0009765625</text:p>
          </table:table-cell>
          <table:table-cell table:style-name="Gnumeric-default" table:formula="of:=ROUND([.D40];0)" office:value-type="float" office:value="0">
            <text:p>0</text:p>
          </table:table-cell>
          <table:table-cell table:number-columns-repeated="2" table:style-name="Gnumeric-default"/>
          <table:table-cell table:style-name="Gnumeric-default" table:formula="of:=[.H39]-([.K39]*[.O39]*[.I39])" office:value-type="float" office:value="0.476935339872112">
            <text:p>0,47693533987211</text:p>
          </table:table-cell>
          <table:table-cell table:style-name="Gnumeric-default" table:formula="of:=([.K39]*[.O39]*[.H39])+[.I39]" office:value-type="float" office:value="0.826076240587262">
            <text:p>0,82607624058726</text:p>
          </table:table-cell>
          <table:table-cell table:style-name="Gnumeric-default" table:formula="of:=[.J39]-([.K39]*[.N39])" office:value-type="float" office:value="-1.90491526391409e-12">
            <text:p>−1,90491526E−12</text:p>
          </table:table-cell>
          <table:table-cell table:style-name="Gnumeric-default" table:formula="of:=IF([.J40]&lt;=0;-1;1)" office:value-type="float" office:value="-1">
            <text:p>−1</text:p>
          </table:table-cell>
          <table:table-cell table:number-columns-repeated="2" table:style-name="Gnumeric-default"/>
          <table:table-cell table:style-name="Gnumeric-default" table:formula="of:=[.N39]/2" office:value-type="float" office:value="2.85726187356867e-12">
            <text:p>2,8573E−12</text:p>
          </table:table-cell>
          <table:table-cell table:style-name="Gnumeric-default" table:formula="of:=TAN([.N40])" office:value-type="float" office:value="2.85726187356867e-12">
            <text:p>2,8573E−12</text:p>
          </table:table-cell>
          <table:table-cell table:number-columns-repeated="113" table:style-name="Gnumeric-default"/>
        </table:table-row>
        <table:table-row table:style-name="AROW-2">
          <table:table-cell table:style-name="Gnumeric-default" office:value-type="float" office:value="39">
            <text:p>39</text:p>
          </table:table-cell>
          <table:table-cell table:style-name="Gnumeric-default" table:formula="of:=POWER(2;-[.A41])" office:value-type="float" office:value="1.81898940354586e-12">
            <text:p>1,81898940354586E−12</text:p>
          </table:table-cell>
          <table:table-cell table:style-name="Gnumeric-default" table:formula="of:=ATAN([.B41])" office:value-type="float" office:value="1.81898940354586e-12">
            <text:p>1,81898940354586E−12</text:p>
          </table:table-cell>
          <table:table-cell table:style-name="Gnumeric-default" table:formula="of:=[.C41]*POWER(2;[.D47])" office:value-type="float" office:value="0.00048828125">
            <text:p>0,00048828125</text:p>
          </table:table-cell>
          <table:table-cell table:style-name="Gnumeric-default" table:formula="of:=ROUND([.D41];0)" office:value-type="float" office:value="0">
            <text:p>0</text:p>
          </table:table-cell>
          <table:table-cell table:number-columns-repeated="2" table:style-name="Gnumeric-default"/>
          <table:table-cell table:style-name="Gnumeric-default" table:formula="of:=[.H40]-([.K40]*[.O40]*[.I40])" office:value-type="float" office:value="0.476935339874472">
            <text:p>0,47693533987447</text:p>
          </table:table-cell>
          <table:table-cell table:style-name="Gnumeric-default" table:formula="of:=([.K40]*[.O40]*[.H40])+[.I40]" office:value-type="float" office:value="0.826076240585899">
            <text:p>0,8260762405859</text:p>
          </table:table-cell>
          <table:table-cell table:style-name="Gnumeric-default" table:formula="of:=[.J40]-([.K40]*[.N40])" office:value-type="float" office:value="9.52346609654582e-13">
            <text:p>9,523466097E−13</text:p>
          </table:table-cell>
          <table:table-cell table:style-name="Gnumeric-default" table:formula="of:=IF([.J41]&lt;=0;-1;1)" office:value-type="float" office:value="1">
            <text:p>1</text:p>
          </table:table-cell>
          <table:table-cell table:number-columns-repeated="2" table:style-name="Gnumeric-default"/>
          <table:table-cell table:style-name="Gnumeric-default" table:formula="of:=[.N40]/2" office:value-type="float" office:value="1.42863093678434e-12">
            <text:p>1,4286E−12</text:p>
          </table:table-cell>
          <table:table-cell table:style-name="Gnumeric-default" table:formula="of:=TAN([.N41])" office:value-type="float" office:value="1.42863093678434e-12">
            <text:p>1,4286E−12</text:p>
          </table:table-cell>
          <table:table-cell table:number-columns-repeated="113" table:style-name="Gnumeric-default"/>
        </table:table-row>
        <table:table-row table:style-name="AROW-2">
          <table:table-cell table:style-name="Gnumeric-default" office:value-type="float" office:value="40">
            <text:p>40</text:p>
          </table:table-cell>
          <table:table-cell table:style-name="Gnumeric-default" table:formula="of:=POWER(2;-[.A42])" office:value-type="float" office:value="9.09494701772928e-13">
            <text:p>9,09494701772928E−13</text:p>
          </table:table-cell>
          <table:table-cell table:style-name="Gnumeric-default" table:formula="of:=ATAN([.B42])" office:value-type="float" office:value="9.09494701772928e-13">
            <text:p>9,09494701772928E−13</text:p>
          </table:table-cell>
          <table:table-cell table:style-name="Gnumeric-default" table:formula="of:=[.C42]*POWER(2;[.D47])" office:value-type="float" office:value="0.000244140625">
            <text:p>0,000244140625</text:p>
          </table:table-cell>
          <table:table-cell table:style-name="Gnumeric-default" table:formula="of:=ROUND([.D42];0)" office:value-type="float" office:value="0">
            <text:p>0</text:p>
          </table:table-cell>
          <table:table-cell table:style-name="Gnumeric-default" table:formula="of:=SIN([.J2])" office:value-type="float" office:value="0.866025403784439">
            <text:p>0,86602540378</text:p>
          </table:table-cell>
          <table:table-cell table:style-name="Gnumeric-default"/>
          <table:table-cell table:style-name="Gnumeric-default" table:formula="of:=[.H41]-([.K41]*[.O41]*[.I41])" office:value-type="float" office:value="0.476935339873292">
            <text:p>0,47693533987329</text:p>
          </table:table-cell>
          <table:table-cell table:style-name="Gnumeric-default" table:formula="of:=([.K41]*[.O41]*[.H41])+[.I41]" office:value-type="float" office:value="0.826076240586581">
            <text:p>0,82607624058658</text:p>
          </table:table-cell>
          <table:table-cell table:style-name="Gnumeric-default" table:formula="of:=[.J41]-([.K41]*[.N41])" office:value-type="float" office:value="-4.76284327129754e-13">
            <text:p>−4,76284327E−13</text:p>
          </table:table-cell>
          <table:table-cell table:style-name="Gnumeric-default" table:formula="of:=IF([.J42]&lt;=0;-1;1)" office:value-type="float" office:value="-1">
            <text:p>−1</text:p>
          </table:table-cell>
          <table:table-cell table:number-columns-repeated="2" table:style-name="Gnumeric-default"/>
          <table:table-cell table:style-name="Gnumeric-default" table:formula="of:=[.N41]/2" office:value-type="float" office:value="7.14315468392168e-13">
            <text:p>7,1432E−13</text:p>
          </table:table-cell>
          <table:table-cell table:style-name="Gnumeric-default" table:formula="of:=TAN([.N42])" office:value-type="float" office:value="7.14315468392168e-13">
            <text:p>7,1432E−13</text:p>
          </table:table-cell>
          <table:table-cell table:number-columns-repeated="113" table:style-name="Gnumeric-default"/>
        </table:table-row>
        <table:table-row table:style-name="AROW-2" table:number-rows-repeated="2">
          <table:table-cell table:number-columns-repeated="128"/>
        </table:table-row>
        <table:table-row table:style-name="AROW-1">
          <table:table-cell table:number-columns-repeated="7" table:style-name="Gnumeric-default"/>
          <table:table-cell table:style-name="Gnumeric-default" table:formula="of:=[.H42]*[.D49]" office:value-type="float" office:value="0.289620384947515">
            <text:p>0,28962038494751</text:p>
          </table:table-cell>
          <table:table-cell table:style-name="Gnumeric-default" table:formula="of:=[.I15]" office:value-type="float" office:value="0.826045750101774">
            <text:p>0,82604575010177</text:p>
          </table:table-cell>
          <table:table-cell table:number-columns-repeated="119" table:style-name="Gnumeric-default"/>
        </table:table-row>
        <table:table-row table:style-name="AROW-2">
          <table:table-cell table:number-columns-repeated="3" table:style-name="Gnumeric-default"/>
          <table:table-cell table:style-name="Gnumeric-default" office:value-type="string">
            <text:p>Scaling</text:p>
          </table:table-cell>
          <table:table-cell table:number-columns-repeated="124" table:style-name="Gnumeric-default"/>
        </table:table-row>
        <table:table-row table:style-name="AROW-1">
          <table:table-cell table:number-columns-repeated="3" table:style-name="Gnumeric-default"/>
          <table:table-cell table:style-name="Gnumeric-default" office:value-type="float" office:value="28">
            <text:p>28</text:p>
          </table:table-cell>
          <table:table-cell table:number-columns-repeated="124" table:style-name="Gnumeric-default"/>
        </table:table-row>
        <table:table-row table:style-name="AROW-2">
          <table:table-cell table:number-columns-repeated="3" table:style-name="Gnumeric-default"/>
          <table:table-cell table:style-name="Gnumeric-default" office:value-type="string">
            <text:p>Cordic Gain</text:p>
          </table:table-cell>
          <table:table-cell table:number-columns-repeated="124" table:style-name="Gnumeric-default"/>
        </table:table-row>
        <table:table-row table:style-name="AROW-1">
          <table:table-cell table:number-columns-repeated="3" table:style-name="Gnumeric-default"/>
          <table:table-cell table:style-name="Gnumeric-default" office:value-type="float" office:value="0.607252935008881">
            <text:p>0,60725293500888</text:p>
          </table:table-cell>
          <table:table-cell table:number-columns-repeated="124" table:style-name="Gnumeric-default"/>
        </table:table-row>
        <table:table-row table:style-name="AROW-0">
          <table:table-cell table:number-columns-repeated="128"/>
        </table:table-row>
        <table:table-row table:style-name="AROW-1">
          <table:table-cell table:number-columns-repeated="3" table:style-name="Gnumeric-default"/>
          <table:table-cell table:style-name="Gnumeric-default" office:value-type="string">
            <text:p>Error</text:p>
          </table:table-cell>
          <table:table-cell table:number-columns-repeated="124" table:style-name="Gnumeric-default"/>
        </table:table-row>
        <table:table-row table:style-name="AROW-1">
          <table:table-cell table:number-columns-repeated="3" table:style-name="Gnumeric-default"/>
          <table:table-cell table:style-name="Gnumeric-default" table:formula="of:=ABS([.I45]-[.F42])" office:value-type="float" office:value="0.0399796536826645">
            <text:p>0,03997965368266</text:p>
          </table:table-cell>
          <table:table-cell table:number-columns-repeated="124" table:style-name="Gnumeric-default"/>
        </table:table-row>
        <table:table-row table:style-name="AROW-0">
          <table:table-cell table:number-columns-repeated="128"/>
        </table:table-row>
        <table:table-row table:style-name="AROW-1">
          <table:table-cell table:number-columns-repeated="3" table:style-name="Gnumeric-default"/>
          <table:table-cell table:style-name="Gnumeric-default" office:value-type="string">
            <text:p>QI (min)</text:p>
          </table:table-cell>
          <table:table-cell table:number-columns-repeated="124" table:style-name="Gnumeric-default"/>
        </table:table-row>
        <table:table-row table:style-name="AROW-1">
          <table:table-cell table:number-columns-repeated="3" table:style-name="Gnumeric-default"/>
          <table:table-cell table:style-name="Gnumeric-default" table:formula="of:=CEILING(LOG(CEILING(-MIN([.H2:.I42]));2)+1)" office:value-type="string" office:string-value="#NUM!">
            <text:p>#NUM!</text:p>
          </table:table-cell>
          <table:table-cell table:number-columns-repeated="124" table:style-name="Gnumeric-default"/>
        </table:table-row>
        <table:table-row table:style-name="AROW-1">
          <table:table-cell table:number-columns-repeated="3" table:style-name="Gnumeric-default"/>
          <table:table-cell table:style-name="Gnumeric-default" office:value-type="string">
            <text:p>QI (max)</text:p>
          </table:table-cell>
          <table:table-cell table:number-columns-repeated="124" table:style-name="Gnumeric-default"/>
        </table:table-row>
        <table:table-row table:style-name="AROW-1">
          <table:table-cell table:number-columns-repeated="3" table:style-name="Gnumeric-default"/>
          <table:table-cell table:style-name="Gnumeric-default" table:formula="of:=CEILING(LOG(CEILING(MAX([.H2:.I42])+1);2))" office:value-type="float" office:value="1">
            <text:p>1</text:p>
          </table:table-cell>
          <table:table-cell table:number-columns-repeated="124" table:style-name="Gnumeric-default"/>
        </table:table-row>
        <table:table-row table:style-name="AROW-0" table:number-rows-repeated="71">
          <table:table-cell table:number-columns-repeated="128"/>
        </table:table-row>
        <table:named-expressions>
          <table:named-expression table:name="Print_Area" table:expression="of:=#REF!" table:base-cell-address="$'Tabelle1'.$A$1"/>
          <table:named-expression table:name="Sheet_Title" table:expression="of:=&quot;Tabelle1&quot;" table:base-cell-address="$'Tabelle1'.$A$1"/>
        </table:named-expressions>
        <gnm:selections gnm:cursor-col="3" gnm:cursor-row="48">
          <gnm:selection gnm:start-col="3" gnm:start-row="48" gnm:end-col="3" gnm:end-row="48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7762d8242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6pt" svg:height="21.26pt" style:dynamic-spacing="true"/>
      </style:header-style>
      <style:footer-style>
        <style:header-footer-properties fo:border="none" style:shadow="none" fo:padding="0.00pt" fo:margin="0.00pt" fo:min-height="21.26pt" svg:height="21.26pt" style:dynamic-spacing="true"/>
      </style:footer-style>
    </style:page-layout>
  </office:automatic-styles>
  <office:master-styles>
    <style:master-page style:name="ta-mp-0x7f7762da9040" style:display-name="Tabelle1" style:page-layout-name="pl-0x7f7762d8242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Seit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3-11-21T11:03:02Z</dc:date>
    <meta:creation-date>2013-09-05T17:21:24Z</meta:creation-date>
    <meta:editing-cycles>2</meta:editing-cycles>
    <meta:editing-duration>P0D</meta:editing-duration>
    <meta:generator>gnumeric/1.12.6</meta:generator>
    <meta:initial-creator>Soundgates </meta:initial-creator>
  </office:meta>
</office:document-meta>
</file>